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Электросчетчики" table:style-name="ta1" table:print="false">
        <table:table-column table:style-name="co1" table:number-columns-repeated="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1</text:p>
          </table:table-cell>
          <table:table-cell/>
          <table:table-cell office:value-type="float" office:value="24448605" calcext:value-type="float">
            <text:p>2444860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2</text:p>
          </table:table-cell>
          <table:table-cell/>
          <table:table-cell office:value-type="float" office:value="24430263" calcext:value-type="float">
            <text:p>2443026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3</text:p>
          </table:table-cell>
          <table:table-cell/>
          <table:table-cell office:value-type="float" office:value="24431788" calcext:value-type="float">
            <text:p>2443178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4</text:p>
          </table:table-cell>
          <table:table-cell/>
          <table:table-cell office:value-type="float" office:value="24432609" calcext:value-type="float">
            <text:p>2443260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5</text:p>
          </table:table-cell>
          <table:table-cell/>
          <table:table-cell office:value-type="float" office:value="24431564" calcext:value-type="float">
            <text:p>2443156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6</text:p>
          </table:table-cell>
          <table:table-cell/>
          <table:table-cell office:value-type="float" office:value="24431618" calcext:value-type="float">
            <text:p>2443161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7</text:p>
          </table:table-cell>
          <table:table-cell/>
          <table:table-cell office:value-type="float" office:value="24431579" calcext:value-type="float">
            <text:p>2443157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8</text:p>
          </table:table-cell>
          <table:table-cell/>
          <table:table-cell office:value-type="float" office:value="24431516" calcext:value-type="float">
            <text:p>2443151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9</text:p>
          </table:table-cell>
          <table:table-cell/>
          <table:table-cell office:value-type="float" office:value="24431515" calcext:value-type="float">
            <text:p>2443151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10</text:p>
          </table:table-cell>
          <table:table-cell/>
          <table:table-cell office:value-type="float" office:value="24431616" calcext:value-type="float">
            <text:p>24431616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11</text:p>
          </table:table-cell>
          <table:table-cell/>
          <table:table-cell office:value-type="float" office:value="24431619" calcext:value-type="float">
            <text:p>24431619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12</text:p>
          </table:table-cell>
          <table:table-cell/>
          <table:table-cell office:value-type="float" office:value="24431523" calcext:value-type="float">
            <text:p>2443152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13</text:p>
          </table:table-cell>
          <table:table-cell/>
          <table:table-cell office:value-type="float" office:value="24431607" calcext:value-type="float">
            <text:p>2443160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14</text:p>
          </table:table-cell>
          <table:table-cell/>
          <table:table-cell office:value-type="float" office:value="24431514" calcext:value-type="float">
            <text:p>244315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15</text:p>
          </table:table-cell>
          <table:table-cell/>
          <table:table-cell office:value-type="float" office:value="24448057" calcext:value-type="float">
            <text:p>2444805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16</text:p>
          </table:table-cell>
          <table:table-cell/>
          <table:table-cell office:value-type="float" office:value="24448312" calcext:value-type="float">
            <text:p>2444831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17</text:p>
          </table:table-cell>
          <table:table-cell/>
          <table:table-cell office:value-type="float" office:value="24447834" calcext:value-type="float">
            <text:p>24447834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18</text:p>
          </table:table-cell>
          <table:table-cell/>
          <table:table-cell office:value-type="float" office:value="24447873" calcext:value-type="float">
            <text:p>2444787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19</text:p>
          </table:table-cell>
          <table:table-cell/>
          <table:table-cell office:value-type="float" office:value="24448451" calcext:value-type="float">
            <text:p>2444845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20</text:p>
          </table:table-cell>
          <table:table-cell/>
          <table:table-cell office:value-type="float" office:value="24447942" calcext:value-type="float">
            <text:p>2444794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21</text:p>
          </table:table-cell>
          <table:table-cell/>
          <table:table-cell office:value-type="float" office:value="24448035" calcext:value-type="float">
            <text:p>2444803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22</text:p>
          </table:table-cell>
          <table:table-cell/>
          <table:table-cell office:value-type="float" office:value="24447891" calcext:value-type="float">
            <text:p>2444789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23</text:p>
          </table:table-cell>
          <table:table-cell/>
          <table:table-cell office:value-type="float" office:value="24435719" calcext:value-type="float">
            <text:p>24435719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24</text:p>
          </table:table-cell>
          <table:table-cell/>
          <table:table-cell office:value-type="float" office:value="24448463" calcext:value-type="float">
            <text:p>2444846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25</text:p>
          </table:table-cell>
          <table:table-cell/>
          <table:table-cell office:value-type="float" office:value="24432613" calcext:value-type="float">
            <text:p>2443261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26</text:p>
          </table:table-cell>
          <table:table-cell/>
          <table:table-cell office:value-type="float" office:value="24432529" calcext:value-type="float">
            <text:p>24432529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27</text:p>
          </table:table-cell>
          <table:table-cell/>
          <table:table-cell office:value-type="float" office:value="24432551" calcext:value-type="float">
            <text:p>2443255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28</text:p>
          </table:table-cell>
          <table:table-cell/>
          <table:table-cell office:value-type="float" office:value="24432556" calcext:value-type="float">
            <text:p>24432556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29</text:p>
          </table:table-cell>
          <table:table-cell/>
          <table:table-cell office:value-type="float" office:value="24431697" calcext:value-type="float">
            <text:p>24431697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30</text:p>
          </table:table-cell>
          <table:table-cell/>
          <table:table-cell office:value-type="float" office:value="24432629" calcext:value-type="float">
            <text:p>24432629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31</text:p>
          </table:table-cell>
          <table:table-cell/>
          <table:table-cell office:value-type="float" office:value="24431766" calcext:value-type="float">
            <text:p>24431766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32</text:p>
          </table:table-cell>
          <table:table-cell/>
          <table:table-cell office:value-type="float" office:value="24432618" calcext:value-type="float">
            <text:p>24432618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33</text:p>
          </table:table-cell>
          <table:table-cell/>
          <table:table-cell office:value-type="float" office:value="24448630" calcext:value-type="float">
            <text:p>2444863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34</text:p>
          </table:table-cell>
          <table:table-cell/>
          <table:table-cell office:value-type="float" office:value="24448614" calcext:value-type="float">
            <text:p>2444861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35</text:p>
          </table:table-cell>
          <table:table-cell/>
          <table:table-cell office:value-type="float" office:value="24432500" calcext:value-type="float">
            <text:p>244325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36</text:p>
          </table:table-cell>
          <table:table-cell/>
          <table:table-cell office:value-type="float" office:value="24432528" calcext:value-type="float">
            <text:p>24432528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37</text:p>
          </table:table-cell>
          <table:table-cell/>
          <table:table-cell office:value-type="float" office:value="24431509" calcext:value-type="float">
            <text:p>24431509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38</text:p>
          </table:table-cell>
          <table:table-cell/>
          <table:table-cell office:value-type="float" office:value="24430318" calcext:value-type="float">
            <text:p>2443031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39</text:p>
          </table:table-cell>
          <table:table-cell/>
          <table:table-cell office:value-type="float" office:value="24432509" calcext:value-type="float">
            <text:p>2443250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40</text:p>
          </table:table-cell>
          <table:table-cell/>
          <table:table-cell office:value-type="float" office:value="24432596" calcext:value-type="float">
            <text:p>24432596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41</text:p>
          </table:table-cell>
          <table:table-cell/>
          <table:table-cell office:value-type="float" office:value="24432568" calcext:value-type="float">
            <text:p>24432568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42</text:p>
          </table:table-cell>
          <table:table-cell/>
          <table:table-cell office:value-type="float" office:value="24432569" calcext:value-type="float">
            <text:p>24432569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43</text:p>
          </table:table-cell>
          <table:table-cell/>
          <table:table-cell office:value-type="float" office:value="24432612" calcext:value-type="float">
            <text:p>24432612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44</text:p>
          </table:table-cell>
          <table:table-cell/>
          <table:table-cell office:value-type="float" office:value="24432547" calcext:value-type="float">
            <text:p>2443254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45</text:p>
          </table:table-cell>
          <table:table-cell/>
          <table:table-cell office:value-type="float" office:value="24432553" calcext:value-type="float">
            <text:p>2443255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46</text:p>
          </table:table-cell>
          <table:table-cell/>
          <table:table-cell office:value-type="float" office:value="24432563" calcext:value-type="float">
            <text:p>2443256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47</text:p>
          </table:table-cell>
          <table:table-cell/>
          <table:table-cell office:value-type="float" office:value="24432826" calcext:value-type="float">
            <text:p>24432826</text:p>
          </table:table-cell>
          <table:table-cell table:number-columns-repeated="3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M48</text:p>
          </table:table-cell>
          <table:table-cell/>
          <table:table-cell office:value-type="float" office:value="24434906" calcext:value-type="float">
            <text:p>24434906</text:p>
          </table:table-cell>
          <table:table-cell office:value-type="string" calcext:value-type="string">
            <text:p>check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49</text:p>
          </table:table-cell>
          <table:table-cell/>
          <table:table-cell office:value-type="float" office:value="24432774" calcext:value-type="float">
            <text:p>2443277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50</text:p>
          </table:table-cell>
          <table:table-cell/>
          <table:table-cell office:value-type="float" office:value="24432753" calcext:value-type="float">
            <text:p>24432753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51</text:p>
          </table:table-cell>
          <table:table-cell/>
          <table:table-cell office:value-type="float" office:value="24432843" calcext:value-type="float">
            <text:p>24432843</text:p>
          </table:table-cell>
          <table:table-cell table:number-columns-repeated="3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M52</text:p>
          </table:table-cell>
          <table:table-cell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53</text:p>
          </table:table-cell>
          <table:table-cell/>
          <table:table-cell office:value-type="float" office:value="24432831" calcext:value-type="float">
            <text:p>24432831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54</text:p>
          </table:table-cell>
          <table:table-cell/>
          <table:table-cell office:value-type="float" office:value="24432850" calcext:value-type="float">
            <text:p>2443285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55</text:p>
          </table:table-cell>
          <table:table-cell/>
          <table:table-cell office:value-type="float" office:value="24432832" calcext:value-type="float">
            <text:p>24432832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56</text:p>
          </table:table-cell>
          <table:table-cell/>
          <table:table-cell office:value-type="float" office:value="24432844" calcext:value-type="float">
            <text:p>24432844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57</text:p>
          </table:table-cell>
          <table:table-cell/>
          <table:table-cell office:value-type="float" office:value="24448596" calcext:value-type="float">
            <text:p>24448596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58</text:p>
          </table:table-cell>
          <table:table-cell/>
          <table:table-cell office:value-type="float" office:value="24447860" calcext:value-type="float">
            <text:p>2444786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59</text:p>
          </table:table-cell>
          <table:table-cell/>
          <table:table-cell office:value-type="float" office:value="24430261" calcext:value-type="float">
            <text:p>2443026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60</text:p>
          </table:table-cell>
          <table:table-cell/>
          <table:table-cell office:value-type="float" office:value="24448599" calcext:value-type="float">
            <text:p>24448599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61</text:p>
          </table:table-cell>
          <table:table-cell/>
          <table:table-cell office:value-type="float" office:value="24448638" calcext:value-type="float">
            <text:p>24448638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62</text:p>
          </table:table-cell>
          <table:table-cell/>
          <table:table-cell office:value-type="float" office:value="24448597" calcext:value-type="float">
            <text:p>24448597</text:p>
          </table:table-cell>
          <table:table-cell table:number-columns-repeated="3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M63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64</text:p>
          </table:table-cell>
          <table:table-cell/>
          <table:table-cell office:value-type="float" office:value="24448632" calcext:value-type="float">
            <text:p>24448632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65</text:p>
          </table:table-cell>
          <table:table-cell/>
          <table:table-cell office:value-type="float" office:value="24431699" calcext:value-type="float">
            <text:p>24431699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66</text:p>
          </table:table-cell>
          <table:table-cell/>
          <table:table-cell office:value-type="float" office:value="24431764" calcext:value-type="float">
            <text:p>24431764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67</text:p>
          </table:table-cell>
          <table:table-cell/>
          <table:table-cell office:value-type="float" office:value="24431755" calcext:value-type="float">
            <text:p>24431755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68</text:p>
          </table:table-cell>
          <table:table-cell/>
          <table:table-cell office:value-type="float" office:value="24432485" calcext:value-type="float">
            <text:p>24432485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69</text:p>
          </table:table-cell>
          <table:table-cell/>
          <table:table-cell office:value-type="float" office:value="24432616" calcext:value-type="float">
            <text:p>24432616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70</text:p>
          </table:table-cell>
          <table:table-cell/>
          <table:table-cell office:value-type="float" office:value="24432487" calcext:value-type="float">
            <text:p>24432487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71</text:p>
          </table:table-cell>
          <table:table-cell/>
          <table:table-cell office:value-type="float" office:value="24432635" calcext:value-type="float">
            <text:p>24432635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72</text:p>
          </table:table-cell>
          <table:table-cell/>
          <table:table-cell office:value-type="float" office:value="24431754" calcext:value-type="float">
            <text:p>24431754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73</text:p>
          </table:table-cell>
          <table:table-cell/>
          <table:table-cell office:value-type="float" office:value="24432604" calcext:value-type="float">
            <text:p>24432604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74</text:p>
          </table:table-cell>
          <table:table-cell/>
          <table:table-cell office:value-type="float" office:value="24432515" calcext:value-type="float">
            <text:p>2443251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75</text:p>
          </table:table-cell>
          <table:table-cell/>
          <table:table-cell office:value-type="float" office:value="24432526" calcext:value-type="float">
            <text:p>24432526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76</text:p>
          </table:table-cell>
          <table:table-cell/>
          <table:table-cell office:value-type="float" office:value="24435703" calcext:value-type="float">
            <text:p>24435703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77</text:p>
          </table:table-cell>
          <table:table-cell/>
          <table:table-cell office:value-type="float" office:value="24432586" calcext:value-type="float">
            <text:p>2443258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78</text:p>
          </table:table-cell>
          <table:table-cell/>
          <table:table-cell office:value-type="float" office:value="24448628" calcext:value-type="float">
            <text:p>24448628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79</text:p>
          </table:table-cell>
          <table:table-cell/>
          <table:table-cell office:value-type="float" office:value="24448647" calcext:value-type="float">
            <text:p>2444864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80</text:p>
          </table:table-cell>
          <table:table-cell/>
          <table:table-cell office:value-type="float" office:value="24448625" calcext:value-type="float">
            <text:p>24448625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81</text:p>
          </table:table-cell>
          <table:table-cell/>
          <table:table-cell office:value-type="float" office:value="24431606" calcext:value-type="float">
            <text:p>24431606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82</text:p>
          </table:table-cell>
          <table:table-cell/>
          <table:table-cell office:value-type="float" office:value="24431537" calcext:value-type="float">
            <text:p>24431537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83</text:p>
          </table:table-cell>
          <table:table-cell/>
          <table:table-cell office:value-type="float" office:value="24431541" calcext:value-type="float">
            <text:p>24431541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84</text:p>
          </table:table-cell>
          <table:table-cell/>
          <table:table-cell office:value-type="float" office:value="24431608" calcext:value-type="float">
            <text:p>24431608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85</text:p>
          </table:table-cell>
          <table:table-cell/>
          <table:table-cell office:value-type="float" office:value="24448641" calcext:value-type="float">
            <text:p>24448641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M86</text:p>
          </table:table-cell>
          <table:table-cell/>
          <table:table-cell office:value-type="float" office:value="24448621" calcext:value-type="float">
            <text:p>24448621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87</text:p>
          </table:table-cell>
          <table:table-cell/>
          <table:table-cell office:value-type="float" office:value="24430250" calcext:value-type="float">
            <text:p>2443025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88</text:p>
          </table:table-cell>
          <table:table-cell/>
          <table:table-cell office:value-type="float" office:value="24432565" calcext:value-type="float">
            <text:p>24432565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89</text:p>
          </table:table-cell>
          <table:table-cell/>
          <table:table-cell office:value-type="float" office:value="24432636" calcext:value-type="float">
            <text:p>24432636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90</text:p>
          </table:table-cell>
          <table:table-cell/>
          <table:table-cell office:value-type="float" office:value="24448595" calcext:value-type="float">
            <text:p>24448595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M91</text:p>
          </table:table-cell>
          <table:table-cell/>
          <table:table-cell office:value-type="float" office:value="24430259" calcext:value-type="float">
            <text:p>24430259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92</text:p>
          </table:table-cell>
          <table:table-cell/>
          <table:table-cell office:value-type="float" office:value="24448629" calcext:value-type="float">
            <text:p>24448629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93</text:p>
          </table:table-cell>
          <table:table-cell/>
          <table:table-cell office:value-type="float" office:value="24432597" calcext:value-type="float">
            <text:p>24432597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94</text:p>
          </table:table-cell>
          <table:table-cell/>
          <table:table-cell office:value-type="float" office:value="24432564" calcext:value-type="float">
            <text:p>24432564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M95</text:p>
          </table:table-cell>
          <table:table-cell/>
          <table:table-cell office:value-type="float" office:value="24430215" calcext:value-type="float">
            <text:p>2443021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96</text:p>
          </table:table-cell>
          <table:table-cell/>
          <table:table-cell office:value-type="float" office:value="24448651" calcext:value-type="float">
            <text:p>24448651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97</text:p>
          </table:table-cell>
          <table:table-cell/>
          <table:table-cell office:value-type="float" office:value="24432600" calcext:value-type="float">
            <text:p>2443260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98</text:p>
          </table:table-cell>
          <table:table-cell/>
          <table:table-cell office:value-type="float" office:value="24432518" calcext:value-type="float">
            <text:p>24432518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99</text:p>
          </table:table-cell>
          <table:table-cell/>
          <table:table-cell office:value-type="float" office:value="24432479" calcext:value-type="float">
            <text:p>2443247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100</text:p>
          </table:table-cell>
          <table:table-cell/>
          <table:table-cell office:value-type="float" office:value="24431708" calcext:value-type="float">
            <text:p>24431708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101</text:p>
          </table:table-cell>
          <table:table-cell/>
          <table:table-cell office:value-type="float" office:value="24432507" calcext:value-type="float">
            <text:p>24432507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102</text:p>
          </table:table-cell>
          <table:table-cell/>
          <table:table-cell office:value-type="float" office:value="24431703" calcext:value-type="float">
            <text:p>24431703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M103</text:p>
          </table:table-cell>
          <table:table-cell/>
          <table:table-cell office:value-type="float" office:value="24431752" calcext:value-type="float">
            <text:p>24431752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104</text:p>
          </table:table-cell>
          <table:table-cell/>
          <table:table-cell office:value-type="float" office:value="24432582" calcext:value-type="float">
            <text:p>24432582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105</text:p>
          </table:table-cell>
          <table:table-cell/>
          <table:table-cell office:value-type="float" office:value="24432578" calcext:value-type="float">
            <text:p>24432578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106</text:p>
          </table:table-cell>
          <table:table-cell/>
          <table:table-cell office:value-type="float" office:value="24432559" calcext:value-type="float">
            <text:p>24432559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107</text:p>
          </table:table-cell>
          <table:table-cell/>
          <table:table-cell office:value-type="float" office:value="24432638" calcext:value-type="float">
            <text:p>24432638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108</text:p>
          </table:table-cell>
          <table:table-cell/>
          <table:table-cell office:value-type="float" office:value="24431702" calcext:value-type="float">
            <text:p>24431702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109</text:p>
          </table:table-cell>
          <table:table-cell/>
          <table:table-cell office:value-type="float" office:value="24432587" calcext:value-type="float">
            <text:p>24432587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110</text:p>
          </table:table-cell>
          <table:table-cell/>
          <table:table-cell office:value-type="float" office:value="24432619" calcext:value-type="float">
            <text:p>24432619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M111</text:p>
          </table:table-cell>
          <table:table-cell/>
          <table:table-cell office:value-type="float" office:value="24432566" calcext:value-type="float">
            <text:p>24432566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M112</text:p>
          </table:table-cell>
          <table:table-cell/>
          <table:table-cell office:value-type="float" office:value="24432561" calcext:value-type="float">
            <text:p>24432561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M113</text:p>
          </table:table-cell>
          <table:table-cell/>
          <table:table-cell office:value-type="float" office:value="24432634" calcext:value-type="float">
            <text:p>24432634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M114</text:p>
          </table:table-cell>
          <table:table-cell/>
          <table:table-cell office:value-type="float" office:value="24432506" calcext:value-type="float">
            <text:p>24432506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115</text:p>
          </table:table-cell>
          <table:table-cell/>
          <table:table-cell office:value-type="float" office:value="24431518" calcext:value-type="float">
            <text:p>24431518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116</text:p>
          </table:table-cell>
          <table:table-cell/>
          <table:table-cell office:value-type="float" office:value="24432550" calcext:value-type="float">
            <text:p>24432550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M117</text:p>
          </table:table-cell>
          <table:table-cell/>
          <table:table-cell office:value-type="float" office:value="24432628" calcext:value-type="float">
            <text:p>24432628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118</text:p>
          </table:table-cell>
          <table:table-cell/>
          <table:table-cell office:value-type="float" office:value="24432496" calcext:value-type="float">
            <text:p>24432496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M119</text:p>
          </table:table-cell>
          <table:table-cell/>
          <table:table-cell office:value-type="float" office:value="24432513" calcext:value-type="float">
            <text:p>24432513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120</text:p>
          </table:table-cell>
          <table:table-cell/>
          <table:table-cell office:value-type="float" office:value="24431761" calcext:value-type="float">
            <text:p>24431761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121</text:p>
          </table:table-cell>
          <table:table-cell/>
          <table:table-cell office:value-type="float" office:value="24448251" calcext:value-type="float">
            <text:p>24448251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122</text:p>
          </table:table-cell>
          <table:table-cell/>
          <table:table-cell office:value-type="float" office:value="24448325" calcext:value-type="float">
            <text:p>24448325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M123</text:p>
          </table:table-cell>
          <table:table-cell/>
          <table:table-cell office:value-type="float" office:value="24448264" calcext:value-type="float">
            <text:p>24448264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124</text:p>
          </table:table-cell>
          <table:table-cell/>
          <table:table-cell office:value-type="float" office:value="24448259" calcext:value-type="float">
            <text:p>24448259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M125</text:p>
          </table:table-cell>
          <table:table-cell/>
          <table:table-cell office:value-type="float" office:value="24448242" calcext:value-type="float">
            <text:p>24448242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126</text:p>
          </table:table-cell>
          <table:table-cell/>
          <table:table-cell office:value-type="float" office:value="24448235" calcext:value-type="float">
            <text:p>24448235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M127</text:p>
          </table:table-cell>
          <table:table-cell/>
          <table:table-cell office:value-type="float" office:value="24448252" calcext:value-type="float">
            <text:p>24448252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M128</text:p>
          </table:table-cell>
          <table:table-cell/>
          <table:table-cell office:value-type="float" office:value="24448296" calcext:value-type="float">
            <text:p>24448296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M129</text:p>
          </table:table-cell>
          <table:table-cell/>
          <table:table-cell office:value-type="float" office:value="24431573" calcext:value-type="float">
            <text:p>24431573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M130</text:p>
          </table:table-cell>
          <table:table-cell/>
          <table:table-cell office:value-type="float" office:value="24431638" calcext:value-type="float">
            <text:p>24431638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M131</text:p>
          </table:table-cell>
          <table:table-cell/>
          <table:table-cell office:value-type="float" office:value="24448277" calcext:value-type="float">
            <text:p>24448277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M132</text:p>
          </table:table-cell>
          <table:table-cell/>
          <table:table-cell office:value-type="float" office:value="24431604" calcext:value-type="float">
            <text:p>24431604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M133</text:p>
          </table:table-cell>
          <table:table-cell/>
          <table:table-cell office:value-type="float" office:value="24431630" calcext:value-type="float">
            <text:p>24431630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M134</text:p>
          </table:table-cell>
          <table:table-cell/>
          <table:table-cell office:value-type="float" office:value="24432066" calcext:value-type="float">
            <text:p>24432066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M135</text:p>
          </table:table-cell>
          <table:table-cell/>
          <table:table-cell office:value-type="float" office:value="24431621" calcext:value-type="float">
            <text:p>24431621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M136</text:p>
          </table:table-cell>
          <table:table-cell/>
          <table:table-cell office:value-type="float" office:value="24431636" calcext:value-type="float">
            <text:p>24431636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M137</text:p>
          </table:table-cell>
          <table:table-cell/>
          <table:table-cell office:value-type="float" office:value="24431633" calcext:value-type="float">
            <text:p>24431633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M138</text:p>
          </table:table-cell>
          <table:table-cell/>
          <table:table-cell office:value-type="float" office:value="24421127" calcext:value-type="float">
            <text:p>24421127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M139</text:p>
          </table:table-cell>
          <table:table-cell/>
          <table:table-cell office:value-type="float" office:value="24448386" calcext:value-type="float">
            <text:p>24448386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M140</text:p>
          </table:table-cell>
          <table:table-cell/>
          <table:table-cell office:value-type="float" office:value="24448238" calcext:value-type="float">
            <text:p>24448238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M141</text:p>
          </table:table-cell>
          <table:table-cell/>
          <table:table-cell office:value-type="float" office:value="24448338" calcext:value-type="float">
            <text:p>24448338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M142</text:p>
          </table:table-cell>
          <table:table-cell/>
          <table:table-cell office:value-type="float" office:value="24448234" calcext:value-type="float">
            <text:p>24448234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M143</text:p>
          </table:table-cell>
          <table:table-cell/>
          <table:table-cell office:value-type="float" office:value="24448280" calcext:value-type="float">
            <text:p>24448280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M144</text:p>
          </table:table-cell>
          <table:table-cell/>
          <table:table-cell office:value-type="float" office:value="24446310" calcext:value-type="float">
            <text:p>24446310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M145</text:p>
          </table:table-cell>
          <table:table-cell/>
          <table:table-cell office:value-type="float" office:value="24448380" calcext:value-type="float">
            <text:p>24448380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M146</text:p>
          </table:table-cell>
          <table:table-cell/>
          <table:table-cell office:value-type="float" office:value="24448038" calcext:value-type="float">
            <text:p>24448038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M147</text:p>
          </table:table-cell>
          <table:table-cell/>
          <table:table-cell office:value-type="float" office:value="24448249" calcext:value-type="float">
            <text:p>24448249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M148</text:p>
          </table:table-cell>
          <table:table-cell/>
          <table:table-cell office:value-type="float" office:value="24448254" calcext:value-type="float">
            <text:p>24448254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M149</text:p>
          </table:table-cell>
          <table:table-cell/>
          <table:table-cell office:value-type="float" office:value="24448241" calcext:value-type="float">
            <text:p>24448241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M150</text:p>
          </table:table-cell>
          <table:table-cell/>
          <table:table-cell office:value-type="float" office:value="24431749" calcext:value-type="float">
            <text:p>24431749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151</text:p>
          </table:table-cell>
          <table:table-cell/>
          <table:table-cell office:value-type="float" office:value="24432598" calcext:value-type="float">
            <text:p>24432598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M152</text:p>
          </table:table-cell>
          <table:table-cell/>
          <table:table-cell office:value-type="float" office:value="24432590" calcext:value-type="float">
            <text:p>24432590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M153</text:p>
          </table:table-cell>
          <table:table-cell/>
          <table:table-cell office:value-type="float" office:value="24432573" calcext:value-type="float">
            <text:p>24432573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M154</text:p>
          </table:table-cell>
          <table:table-cell/>
          <table:table-cell office:value-type="float" office:value="24432557" calcext:value-type="float">
            <text:p>24432557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M155</text:p>
          </table:table-cell>
          <table:table-cell/>
          <table:table-cell office:value-type="float" office:value="24431760" calcext:value-type="float">
            <text:p>24431760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M156</text:p>
          </table:table-cell>
          <table:table-cell/>
          <table:table-cell office:value-type="float" office:value="24432548" calcext:value-type="float">
            <text:p>24432548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M157</text:p>
          </table:table-cell>
          <table:table-cell/>
          <table:table-cell office:value-type="float" office:value="24431525" calcext:value-type="float">
            <text:p>24431525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M158</text:p>
          </table:table-cell>
          <table:table-cell/>
          <table:table-cell office:value-type="float" office:value="24432607" calcext:value-type="float">
            <text:p>24432607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M159</text:p>
          </table:table-cell>
          <table:table-cell/>
          <table:table-cell office:value-type="float" office:value="24432588" calcext:value-type="float">
            <text:p>24432588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M160</text:p>
          </table:table-cell>
          <table:table-cell/>
          <table:table-cell office:value-type="float" office:value="24431698" calcext:value-type="float">
            <text:p>24431698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M161</text:p>
          </table:table-cell>
          <table:table-cell/>
          <table:table-cell office:value-type="float" office:value="24431655" calcext:value-type="float">
            <text:p>24431655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M162</text:p>
          </table:table-cell>
          <table:table-cell/>
          <table:table-cell office:value-type="float" office:value="24432054" calcext:value-type="float">
            <text:p>24432054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M163</text:p>
          </table:table-cell>
          <table:table-cell/>
          <table:table-cell office:value-type="float" office:value="24431652" calcext:value-type="float">
            <text:p>24431652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M164</text:p>
          </table:table-cell>
          <table:table-cell/>
          <table:table-cell office:value-type="float" office:value="24432077" calcext:value-type="float">
            <text:p>24432077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M165</text:p>
          </table:table-cell>
          <table:table-cell/>
          <table:table-cell office:value-type="float" office:value="24431736" calcext:value-type="float">
            <text:p>24431736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M166</text:p>
          </table:table-cell>
          <table:table-cell/>
          <table:table-cell office:value-type="float" office:value="24432056" calcext:value-type="float">
            <text:p>24432056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M167</text:p>
          </table:table-cell>
          <table:table-cell/>
          <table:table-cell office:value-type="float" office:value="24432121" calcext:value-type="float">
            <text:p>24432121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M168</text:p>
          </table:table-cell>
          <table:table-cell/>
          <table:table-cell office:value-type="float" office:value="24432036" calcext:value-type="float">
            <text:p>24432036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M169</text:p>
          </table:table-cell>
          <table:table-cell/>
          <table:table-cell office:value-type="float" office:value="24432126" calcext:value-type="float">
            <text:p>24432126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M170</text:p>
          </table:table-cell>
          <table:table-cell/>
          <table:table-cell office:value-type="float" office:value="24431627" calcext:value-type="float">
            <text:p>24431627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M171</text:p>
          </table:table-cell>
          <table:table-cell/>
          <table:table-cell office:value-type="float" office:value="24431609" calcext:value-type="float">
            <text:p>24431609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M172</text:p>
          </table:table-cell>
          <table:table-cell/>
          <table:table-cell office:value-type="float" office:value="24431580" calcext:value-type="float">
            <text:p>24431580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M173</text:p>
          </table:table-cell>
          <table:table-cell/>
          <table:table-cell office:value-type="float" office:value="24431626" calcext:value-type="float">
            <text:p>24431626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M174</text:p>
          </table:table-cell>
          <table:table-cell/>
          <table:table-cell office:value-type="float" office:value="24430380" calcext:value-type="float">
            <text:p>24430380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M175</text:p>
          </table:table-cell>
          <table:table-cell/>
          <table:table-cell office:value-type="float" office:value="24431629" calcext:value-type="float">
            <text:p>24431629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M176</text:p>
          </table:table-cell>
          <table:table-cell/>
          <table:table-cell office:value-type="float" office:value="24431632" calcext:value-type="float">
            <text:p>24431632</text:p>
          </table:table-cell>
          <table:table-cell table:number-columns-repeated="3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M177</text:p>
          </table:table-cell>
          <table:table-cell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M178</text:p>
          </table:table-cell>
          <table:table-cell/>
          <table:table-cell office:value-type="float" office:value="24431639" calcext:value-type="float">
            <text:p>24431639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M179</text:p>
          </table:table-cell>
          <table:table-cell/>
          <table:table-cell office:value-type="float" office:value="24432062" calcext:value-type="float">
            <text:p>24432062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180</text:p>
          </table:table-cell>
          <table:table-cell/>
          <table:table-cell office:value-type="float" office:value="24431640" calcext:value-type="float">
            <text:p>24431640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M181</text:p>
          </table:table-cell>
          <table:table-cell/>
          <table:table-cell office:value-type="float" office:value="24434864" calcext:value-type="float">
            <text:p>24434864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M182</text:p>
          </table:table-cell>
          <table:table-cell/>
          <table:table-cell office:value-type="float" office:value="24432601" calcext:value-type="float">
            <text:p>24432601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M183</text:p>
          </table:table-cell>
          <table:table-cell/>
          <table:table-cell office:value-type="float" office:value="24431602" calcext:value-type="float">
            <text:p>24431602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M184</text:p>
          </table:table-cell>
          <table:table-cell/>
          <table:table-cell office:value-type="float" office:value="24432532" calcext:value-type="float">
            <text:p>24432532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M185</text:p>
          </table:table-cell>
          <table:table-cell/>
          <table:table-cell office:value-type="float" office:value="24431925" calcext:value-type="float">
            <text:p>24431925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M186</text:p>
          </table:table-cell>
          <table:table-cell/>
          <table:table-cell office:value-type="float" office:value="24432348" calcext:value-type="float">
            <text:p>24432348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M187</text:p>
          </table:table-cell>
          <table:table-cell/>
          <table:table-cell office:value-type="float" office:value="24432788" calcext:value-type="float">
            <text:p>24432788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M188</text:p>
          </table:table-cell>
          <table:table-cell/>
          <table:table-cell office:value-type="float" office:value="24431922" calcext:value-type="float">
            <text:p>24431922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M189</text:p>
          </table:table-cell>
          <table:table-cell/>
          <table:table-cell office:value-type="float" office:value="24432434" calcext:value-type="float">
            <text:p>24432434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M190</text:p>
          </table:table-cell>
          <table:table-cell/>
          <table:table-cell office:value-type="float" office:value="24431665" calcext:value-type="float">
            <text:p>24431665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M191</text:p>
          </table:table-cell>
          <table:table-cell/>
          <table:table-cell office:value-type="float" office:value="24432780" calcext:value-type="float">
            <text:p>24432780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M192</text:p>
          </table:table-cell>
          <table:table-cell/>
          <table:table-cell office:value-type="float" office:value="24432751" calcext:value-type="float">
            <text:p>24432751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M193</text:p>
          </table:table-cell>
          <table:table-cell/>
          <table:table-cell office:value-type="float" office:value="24431671" calcext:value-type="float">
            <text:p>24431671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M194</text:p>
          </table:table-cell>
          <table:table-cell/>
          <table:table-cell office:value-type="float" office:value="24432068" calcext:value-type="float">
            <text:p>24432068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M195</text:p>
          </table:table-cell>
          <table:table-cell/>
          <table:table-cell office:value-type="float" office:value="24432017" calcext:value-type="float">
            <text:p>24432017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M196</text:p>
          </table:table-cell>
          <table:table-cell/>
          <table:table-cell office:value-type="float" office:value="24432099" calcext:value-type="float">
            <text:p>24432099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M197</text:p>
          </table:table-cell>
          <table:table-cell/>
          <table:table-cell office:value-type="float" office:value="24448230" calcext:value-type="float">
            <text:p>24448230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M198</text:p>
          </table:table-cell>
          <table:table-cell/>
          <table:table-cell office:value-type="float" office:value="24432637" calcext:value-type="float">
            <text:p>24432637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M199</text:p>
          </table:table-cell>
          <table:table-cell/>
          <table:table-cell office:value-type="float" office:value="24432115" calcext:value-type="float">
            <text:p>24432115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M200</text:p>
          </table:table-cell>
          <table:table-cell/>
          <table:table-cell office:value-type="float" office:value="24432069" calcext:value-type="float">
            <text:p>24432069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M201</text:p>
          </table:table-cell>
          <table:table-cell/>
          <table:table-cell office:value-type="float" office:value="24432065" calcext:value-type="float">
            <text:p>24432065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M202</text:p>
          </table:table-cell>
          <table:table-cell/>
          <table:table-cell office:value-type="float" office:value="24448203" calcext:value-type="float">
            <text:p>24448203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M203</text:p>
          </table:table-cell>
          <table:table-cell/>
          <table:table-cell office:value-type="float" office:value="24432028" calcext:value-type="float">
            <text:p>24432028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M204</text:p>
          </table:table-cell>
          <table:table-cell/>
          <table:table-cell office:value-type="float" office:value="24432140" calcext:value-type="float">
            <text:p>24432140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M205</text:p>
          </table:table-cell>
          <table:table-cell/>
          <table:table-cell office:value-type="float" office:value="24432562" calcext:value-type="float">
            <text:p>24432562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M206</text:p>
          </table:table-cell>
          <table:table-cell/>
          <table:table-cell office:value-type="float" office:value="24448601" calcext:value-type="float">
            <text:p>24448601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M207</text:p>
          </table:table-cell>
          <table:table-cell/>
          <table:table-cell office:value-type="float" office:value="24430251" calcext:value-type="float">
            <text:p>24430251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M208</text:p>
          </table:table-cell>
          <table:table-cell/>
          <table:table-cell office:value-type="float" office:value="24431512" calcext:value-type="float">
            <text:p>24431512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M209</text:p>
          </table:table-cell>
          <table:table-cell/>
          <table:table-cell office:value-type="float" office:value="24431575" calcext:value-type="float">
            <text:p>24431575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M210</text:p>
          </table:table-cell>
          <table:table-cell/>
          <table:table-cell office:value-type="float" office:value="24431530" calcext:value-type="float">
            <text:p>24431530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M211</text:p>
          </table:table-cell>
          <table:table-cell/>
          <table:table-cell office:value-type="float" office:value="24431620" calcext:value-type="float">
            <text:p>24431620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M212</text:p>
          </table:table-cell>
          <table:table-cell/>
          <table:table-cell office:value-type="float" office:value="24431615" calcext:value-type="float">
            <text:p>24431615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M213</text:p>
          </table:table-cell>
          <table:table-cell/>
          <table:table-cell office:value-type="float" office:value="24431613" calcext:value-type="float">
            <text:p>24431613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M214</text:p>
          </table:table-cell>
          <table:table-cell/>
          <table:table-cell office:value-type="float" office:value="24431520" calcext:value-type="float">
            <text:p>24431520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M215</text:p>
          </table:table-cell>
          <table:table-cell/>
          <table:table-cell office:value-type="float" office:value="24431601" calcext:value-type="float">
            <text:p>24431601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M216</text:p>
          </table:table-cell>
          <table:table-cell/>
          <table:table-cell office:value-type="float" office:value="24431528" calcext:value-type="float">
            <text:p>24431528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M217</text:p>
          </table:table-cell>
          <table:table-cell/>
          <table:table-cell office:value-type="float" office:value="24432108" calcext:value-type="float">
            <text:p>24432108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M218</text:p>
          </table:table-cell>
          <table:table-cell/>
          <table:table-cell office:value-type="float" office:value="24435708" calcext:value-type="float">
            <text:p>24435708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M219</text:p>
          </table:table-cell>
          <table:table-cell/>
          <table:table-cell office:value-type="float" office:value="24448110" calcext:value-type="float">
            <text:p>24448110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M220</text:p>
          </table:table-cell>
          <table:table-cell/>
          <table:table-cell office:value-type="float" office:value="24435743" calcext:value-type="float">
            <text:p>24435743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M221</text:p>
          </table:table-cell>
          <table:table-cell/>
          <table:table-cell office:value-type="float" office:value="24432098" calcext:value-type="float">
            <text:p>24432098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M222</text:p>
          </table:table-cell>
          <table:table-cell/>
          <table:table-cell office:value-type="float" office:value="24432030" calcext:value-type="float">
            <text:p>24432030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M223</text:p>
          </table:table-cell>
          <table:table-cell/>
          <table:table-cell office:value-type="float" office:value="24435709" calcext:value-type="float">
            <text:p>24435709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M224</text:p>
          </table:table-cell>
          <table:table-cell/>
          <table:table-cell office:value-type="float" office:value="24435701" calcext:value-type="float">
            <text:p>24435701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M225</text:p>
          </table:table-cell>
          <table:table-cell/>
          <table:table-cell office:value-type="float" office:value="24448613" calcext:value-type="float">
            <text:p>24448613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M226</text:p>
          </table:table-cell>
          <table:table-cell/>
          <table:table-cell office:value-type="float" office:value="24435735" calcext:value-type="float">
            <text:p>24435735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M227</text:p>
          </table:table-cell>
          <table:table-cell/>
          <table:table-cell office:value-type="float" office:value="24435753" calcext:value-type="float">
            <text:p>24435753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M228</text:p>
          </table:table-cell>
          <table:table-cell/>
          <table:table-cell office:value-type="float" office:value="24435759" calcext:value-type="float">
            <text:p>24435759</text:p>
          </table:table-cell>
          <table:table-cell office:value-type="string" calcext:value-type="string">
            <text:p>?</text:p>
          </table:table-cell>
          <table:table-cell office:value-type="float" office:value="24448371" calcext:value-type="float">
            <text:p>2444837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M229</text:p>
          </table:table-cell>
          <table:table-cell/>
          <table:table-cell office:value-type="float" office:value="24431673" calcext:value-type="float">
            <text:p>24431673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M230</text:p>
          </table:table-cell>
          <table:table-cell/>
          <table:table-cell office:value-type="float" office:value="24432138" calcext:value-type="float">
            <text:p>24432138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M231</text:p>
          </table:table-cell>
          <table:table-cell/>
          <table:table-cell office:value-type="float" office:value="24432116" calcext:value-type="float">
            <text:p>24432116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M232</text:p>
          </table:table-cell>
          <table:table-cell/>
          <table:table-cell office:value-type="float" office:value="24432104" calcext:value-type="float">
            <text:p>24432104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M233</text:p>
          </table:table-cell>
          <table:table-cell/>
          <table:table-cell office:value-type="float" office:value="24432139" calcext:value-type="float">
            <text:p>24432139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M234</text:p>
          </table:table-cell>
          <table:table-cell/>
          <table:table-cell office:value-type="float" office:value="24435741" calcext:value-type="float">
            <text:p>24435741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M235</text:p>
          </table:table-cell>
          <table:table-cell/>
          <table:table-cell office:value-type="float" office:value="24435725" calcext:value-type="float">
            <text:p>2443572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M236</text:p>
          </table:table-cell>
          <table:table-cell/>
          <table:table-cell office:value-type="float" office:value="24431524" calcext:value-type="float">
            <text:p>24431524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M237</text:p>
          </table:table-cell>
          <table:table-cell/>
          <table:table-cell office:value-type="float" office:value="24432593" calcext:value-type="float">
            <text:p>24432593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M238</text:p>
          </table:table-cell>
          <table:table-cell/>
          <table:table-cell office:value-type="float" office:value="24431776" calcext:value-type="float">
            <text:p>24431776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M239</text:p>
          </table:table-cell>
          <table:table-cell/>
          <table:table-cell office:value-type="float" office:value="24432625" calcext:value-type="float">
            <text:p>2443262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M240</text:p>
          </table:table-cell>
          <table:table-cell/>
          <table:table-cell office:value-type="float" office:value="24431756" calcext:value-type="float">
            <text:p>24431756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M241</text:p>
          </table:table-cell>
          <table:table-cell/>
          <table:table-cell office:value-type="float" office:value="24430221" calcext:value-type="float">
            <text:p>24430221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242</text:p>
          </table:table-cell>
          <table:table-cell/>
          <table:table-cell office:value-type="float" office:value="24432335" calcext:value-type="float">
            <text:p>24432335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M243</text:p>
          </table:table-cell>
          <table:table-cell/>
          <table:table-cell office:value-type="float" office:value="24432328" calcext:value-type="float">
            <text:p>24432328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M244</text:p>
          </table:table-cell>
          <table:table-cell/>
          <table:table-cell office:value-type="float" office:value="24432750" calcext:value-type="float">
            <text:p>24432750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M245</text:p>
          </table:table-cell>
          <table:table-cell/>
          <table:table-cell office:value-type="float" office:value="24432338" calcext:value-type="float">
            <text:p>24432338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M246</text:p>
          </table:table-cell>
          <table:table-cell/>
          <table:table-cell office:value-type="float" office:value="24432327" calcext:value-type="float">
            <text:p>24432327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M247</text:p>
          </table:table-cell>
          <table:table-cell/>
          <table:table-cell office:value-type="float" office:value="24432356" calcext:value-type="float">
            <text:p>24432356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M248</text:p>
          </table:table-cell>
          <table:table-cell/>
          <table:table-cell office:value-type="float" office:value="24432820" calcext:value-type="float">
            <text:p>24432820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M249</text:p>
          </table:table-cell>
          <table:table-cell/>
          <table:table-cell office:value-type="float" office:value="24432606" calcext:value-type="float">
            <text:p>24432606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M250</text:p>
          </table:table-cell>
          <table:table-cell/>
          <table:table-cell office:value-type="float" office:value="24432805" calcext:value-type="float">
            <text:p>24432805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M251</text:p>
          </table:table-cell>
          <table:table-cell/>
          <table:table-cell office:value-type="float" office:value="24432765" calcext:value-type="float">
            <text:p>2443276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M252</text:p>
          </table:table-cell>
          <table:table-cell/>
          <table:table-cell office:value-type="float" office:value="24432519" calcext:value-type="float">
            <text:p>24432519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M253</text:p>
          </table:table-cell>
          <table:table-cell/>
          <table:table-cell office:value-type="float" office:value="24432503" calcext:value-type="float">
            <text:p>24432503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M254</text:p>
          </table:table-cell>
          <table:table-cell/>
          <table:table-cell office:value-type="float" office:value="24432608" calcext:value-type="float">
            <text:p>24432608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M255</text:p>
          </table:table-cell>
          <table:table-cell/>
          <table:table-cell office:value-type="float" office:value="24432630" calcext:value-type="float">
            <text:p>24432630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M256</text:p>
          </table:table-cell>
          <table:table-cell table:number-columns-repeated="5"/>
        </table:table-row>
      </table:table>
      <table:table table:name="Теплосчетчики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P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P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P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P5</text:p>
          </table:table-cell>
          <table:table-cell office:value-type="float" office:value="1603706" calcext:value-type="float">
            <text:p>1603706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P6</text:p>
          </table:table-cell>
          <table:table-cell office:value-type="float" office:value="1603705" calcext:value-type="float">
            <text:p>1603705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P7</text:p>
          </table:table-cell>
          <table:table-cell office:value-type="float" office:value="39500895" calcext:value-type="float">
            <text:p>39500895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P8</text:p>
          </table:table-cell>
          <table:table-cell office:value-type="float" office:value="1603707" calcext:value-type="float">
            <text:p>1603707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P9</text:p>
          </table:table-cell>
          <table:table-cell office:value-type="float" office:value="1603708" calcext:value-type="float">
            <text:p>1603708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P10</text:p>
          </table:table-cell>
          <table:table-cell office:value-type="float" office:value="39500824" calcext:value-type="float">
            <text:p>39500824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P11</text:p>
          </table:table-cell>
          <table:table-cell office:value-type="float" office:value="1603701" calcext:value-type="float">
            <text:p>1603701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P12</text:p>
          </table:table-cell>
          <table:table-cell office:value-type="float" office:value="39500891" calcext:value-type="float">
            <text:p>39500891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P13</text:p>
          </table:table-cell>
          <table:table-cell office:value-type="float" office:value="39500896" calcext:value-type="float">
            <text:p>39500896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P14</text:p>
          </table:table-cell>
          <table:table-cell office:value-type="float" office:value="39500893" calcext:value-type="float">
            <text:p>39500893</text:p>
          </table:table-cell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P15</text:p>
          </table:table-cell>
          <table:table-cell office:value-type="float" office:value="39500897" calcext:value-type="float">
            <text:p>39500897</text:p>
          </table:table-cell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P16</text:p>
          </table:table-cell>
          <table:table-cell office:value-type="float" office:value="39500892" calcext:value-type="float">
            <text:p>39500892</text:p>
          </table:table-cell>
          <table:table-cell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P17</text:p>
          </table:table-cell>
          <table:table-cell office:value-type="float" office:value="1604291" calcext:value-type="float">
            <text:p>1604291</text:p>
          </table:table-cell>
          <table:table-cell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P18</text:p>
          </table:table-cell>
          <table:table-cell office:value-type="float" office:value="1604295" calcext:value-type="float">
            <text:p>1604295</text:p>
          </table:table-cell>
          <table:table-cell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P19</text:p>
          </table:table-cell>
          <table:table-cell office:value-type="float" office:value="1604296" calcext:value-type="float">
            <text:p>1604296</text:p>
          </table:table-cell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P20</text:p>
          </table:table-cell>
          <table:table-cell office:value-type="float" office:value="39500501" calcext:value-type="float">
            <text:p>39500501</text:p>
          </table:table-cell>
          <table:table-cell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P21</text:p>
          </table:table-cell>
          <table:table-cell office:value-type="float" office:value="1604300" calcext:value-type="float">
            <text:p>1604300</text:p>
          </table:table-cell>
          <table:table-cell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P22</text:p>
          </table:table-cell>
          <table:table-cell office:value-type="float" office:value="1604298" calcext:value-type="float">
            <text:p>1604298</text:p>
          </table:table-cell>
          <table:table-cell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P23</text:p>
          </table:table-cell>
          <table:table-cell office:value-type="float" office:value="39500503" calcext:value-type="float">
            <text:p>39500503</text:p>
          </table:table-cell>
          <table:table-cell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P24</text:p>
          </table:table-cell>
          <table:table-cell office:value-type="float" office:value="39500505" calcext:value-type="float">
            <text:p>39500505</text:p>
          </table:table-cell>
          <table:table-cell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P25</text:p>
          </table:table-cell>
          <table:table-cell office:value-type="float" office:value="39500502" calcext:value-type="float">
            <text:p>39500502</text:p>
          </table:table-cell>
          <table:table-cell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P26</text:p>
          </table:table-cell>
          <table:table-cell office:value-type="float" office:value="1604297" calcext:value-type="float">
            <text:p>1604297</text:p>
          </table:table-cell>
          <table:table-cell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P27</text:p>
          </table:table-cell>
          <table:table-cell office:value-type="float" office:value="1604293" calcext:value-type="float">
            <text:p>1604293</text:p>
          </table:table-cell>
          <table:table-cell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P28</text:p>
          </table:table-cell>
          <table:table-cell office:value-type="float" office:value="1604294" calcext:value-type="float">
            <text:p>1604294</text:p>
          </table:table-cell>
          <table:table-cell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P29</text:p>
          </table:table-cell>
          <table:table-cell office:value-type="float" office:value="1604292" calcext:value-type="float">
            <text:p>1604292</text:p>
          </table:table-cell>
          <table:table-cell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P30</text:p>
          </table:table-cell>
          <table:table-cell office:value-type="float" office:value="1604299" calcext:value-type="float">
            <text:p>1604299</text:p>
          </table:table-cell>
          <table:table-cell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P31</text:p>
          </table:table-cell>
          <table:table-cell office:value-type="float" office:value="1603709" calcext:value-type="float">
            <text:p>1603709</text:p>
          </table:table-cell>
          <table:table-cell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P32</text:p>
          </table:table-cell>
          <table:table-cell office:value-type="float" office:value="39500504" calcext:value-type="float">
            <text:p>39500504</text:p>
          </table:table-cell>
          <table:table-cell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P33</text:p>
          </table:table-cell>
          <table:table-cell office:value-type="float" office:value="39502414" calcext:value-type="float">
            <text:p>39502414</text:p>
          </table:table-cell>
          <table:table-cell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P34</text:p>
          </table:table-cell>
          <table:table-cell office:value-type="float" office:value="39502411" calcext:value-type="float">
            <text:p>39502411</text:p>
          </table:table-cell>
          <table:table-cell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P35</text:p>
          </table:table-cell>
          <table:table-cell office:value-type="float" office:value="39502418" calcext:value-type="float">
            <text:p>39502418</text:p>
          </table:table-cell>
          <table:table-cell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P36</text:p>
          </table:table-cell>
          <table:table-cell office:value-type="float" office:value="39502417" calcext:value-type="float">
            <text:p>39502417</text:p>
          </table:table-cell>
          <table:table-cell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P37</text:p>
          </table:table-cell>
          <table:table-cell office:value-type="float" office:value="39502416" calcext:value-type="float">
            <text:p>39502416</text:p>
          </table:table-cell>
          <table:table-cell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P38</text:p>
          </table:table-cell>
          <table:table-cell office:value-type="float" office:value="39502415" calcext:value-type="float">
            <text:p>39502415</text:p>
          </table:table-cell>
          <table:table-cell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P39</text:p>
          </table:table-cell>
          <table:table-cell office:value-type="float" office:value="39502413" calcext:value-type="float">
            <text:p>39502413</text:p>
          </table:table-cell>
          <table:table-cell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P40</text:p>
          </table:table-cell>
          <table:table-cell office:value-type="float" office:value="39502412" calcext:value-type="float">
            <text:p>39502412</text:p>
          </table:table-cell>
          <table:table-cell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P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P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P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P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P45</text:p>
          </table:table-cell>
          <table:table-cell office:value-type="float" office:value="1602313" calcext:value-type="float">
            <text:p>1602313</text:p>
          </table:table-cell>
          <table:table-cell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P46</text:p>
          </table:table-cell>
          <table:table-cell office:value-type="float" office:value="39500509" calcext:value-type="float">
            <text:p>39500509</text:p>
          </table:table-cell>
          <table:table-cell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P47</text:p>
          </table:table-cell>
          <table:table-cell office:value-type="float" office:value="1603764" calcext:value-type="float">
            <text:p>1603764</text:p>
          </table:table-cell>
          <table:table-cell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P48</text:p>
          </table:table-cell>
          <table:table-cell office:value-type="float" office:value="1601225" calcext:value-type="float">
            <text:p>1601225</text:p>
          </table:table-cell>
          <table:table-cell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P49</text:p>
          </table:table-cell>
          <table:table-cell office:value-type="float" office:value="1601226" calcext:value-type="float">
            <text:p>1601226</text:p>
          </table:table-cell>
          <table:table-cell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P50</text:p>
          </table:table-cell>
          <table:table-cell office:value-type="float" office:value="1601223" calcext:value-type="float">
            <text:p>1601223</text:p>
          </table:table-cell>
          <table:table-cell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P51</text:p>
          </table:table-cell>
          <table:table-cell office:value-type="float" office:value="39500508" calcext:value-type="float">
            <text:p>39500508</text:p>
          </table:table-cell>
          <table:table-cell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P52</text:p>
          </table:table-cell>
          <table:table-cell office:value-type="float" office:value="39500506" calcext:value-type="float">
            <text:p>39500506</text:p>
          </table:table-cell>
          <table:table-cell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P53</text:p>
          </table:table-cell>
          <table:table-cell office:value-type="float" office:value="1603753" calcext:value-type="float">
            <text:p>1603753</text:p>
          </table:table-cell>
          <table:table-cell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P54</text:p>
          </table:table-cell>
          <table:table-cell office:value-type="float" office:value="1602315" calcext:value-type="float">
            <text:p>1602315</text:p>
          </table:table-cell>
          <table:table-cell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P55</text:p>
          </table:table-cell>
          <table:table-cell office:value-type="float" office:value="1602318" calcext:value-type="float">
            <text:p>1602318</text:p>
          </table:table-cell>
          <table:table-cell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P56</text:p>
          </table:table-cell>
          <table:table-cell office:value-type="float" office:value="1603794" calcext:value-type="float">
            <text:p>1603794</text:p>
          </table:table-cell>
          <table:table-cell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P57</text:p>
          </table:table-cell>
          <table:table-cell office:value-type="float" office:value="1603791" calcext:value-type="float">
            <text:p>1603791</text:p>
          </table:table-cell>
          <table:table-cell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P58</text:p>
          </table:table-cell>
          <table:table-cell office:value-type="float" office:value="1602319" calcext:value-type="float">
            <text:p>1602319</text:p>
          </table:table-cell>
          <table:table-cell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P59</text:p>
          </table:table-cell>
          <table:table-cell office:value-type="float" office:value="1602311" calcext:value-type="float">
            <text:p>1602311</text:p>
          </table:table-cell>
          <table:table-cell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P60</text:p>
          </table:table-cell>
          <table:table-cell office:value-type="float" office:value="1603792" calcext:value-type="float">
            <text:p>1603792</text:p>
          </table:table-cell>
          <table:table-cell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P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P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P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P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P65</text:p>
          </table:table-cell>
          <table:table-cell office:value-type="float" office:value="1603818" calcext:value-type="float">
            <text:p>1603818</text:p>
          </table:table-cell>
          <table:table-cell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P66</text:p>
          </table:table-cell>
          <table:table-cell office:value-type="float" office:value="1604464" calcext:value-type="float">
            <text:p>1604464</text:p>
          </table:table-cell>
          <table:table-cell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P67</text:p>
          </table:table-cell>
          <table:table-cell office:value-type="float" office:value="1604465" calcext:value-type="float">
            <text:p>1604465</text:p>
          </table:table-cell>
          <table:table-cell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P68</text:p>
          </table:table-cell>
          <table:table-cell office:value-type="float" office:value="1604461" calcext:value-type="float">
            <text:p>1604461</text:p>
          </table:table-cell>
          <table:table-cell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P69</text:p>
          </table:table-cell>
          <table:table-cell office:value-type="float" office:value="1603811" calcext:value-type="float">
            <text:p>1603811</text:p>
          </table:table-cell>
          <table:table-cell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P70</text:p>
          </table:table-cell>
          <table:table-cell office:value-type="float" office:value="1603819" calcext:value-type="float">
            <text:p>1603819</text:p>
          </table:table-cell>
          <table:table-cell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P71</text:p>
          </table:table-cell>
          <table:table-cell office:value-type="float" office:value="1604463" calcext:value-type="float">
            <text:p>1604463</text:p>
          </table:table-cell>
          <table:table-cell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P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P73</text:p>
          </table:table-cell>
          <table:table-cell office:value-type="float" office:value="1603816" calcext:value-type="float">
            <text:p>1603816</text:p>
          </table:table-cell>
          <table:table-cell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P74</text:p>
          </table:table-cell>
          <table:table-cell office:value-type="float" office:value="1604469" calcext:value-type="float">
            <text:p>1604469</text:p>
          </table:table-cell>
          <table:table-cell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P75</text:p>
          </table:table-cell>
          <table:table-cell office:value-type="float" office:value="1604470" calcext:value-type="float">
            <text:p>1604470</text:p>
          </table:table-cell>
          <table:table-cell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P76</text:p>
          </table:table-cell>
          <table:table-cell office:value-type="float" office:value="1604462" calcext:value-type="float">
            <text:p>1604462</text:p>
          </table:table-cell>
          <table:table-cell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P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P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P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P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P81</text:p>
          </table:table-cell>
          <table:table-cell office:value-type="float" office:value="1603817" calcext:value-type="float">
            <text:p>1603817</text:p>
          </table:table-cell>
          <table:table-cell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P82</text:p>
          </table:table-cell>
          <table:table-cell office:value-type="float" office:value="39500002" calcext:value-type="float">
            <text:p>39500002</text:p>
          </table:table-cell>
          <table:table-cell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P83</text:p>
          </table:table-cell>
          <table:table-cell office:value-type="float" office:value="39500009" calcext:value-type="float">
            <text:p>39500009</text:p>
          </table:table-cell>
          <table:table-cell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P84</text:p>
          </table:table-cell>
          <table:table-cell office:value-type="float" office:value="1603820" calcext:value-type="float">
            <text:p>1603820</text:p>
          </table:table-cell>
          <table:table-cell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P85</text:p>
          </table:table-cell>
          <table:table-cell office:value-type="float" office:value="39500010" calcext:value-type="float">
            <text:p>39500010</text:p>
          </table:table-cell>
          <table:table-cell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P86</text:p>
          </table:table-cell>
          <table:table-cell office:value-type="float" office:value="1604216" calcext:value-type="float">
            <text:p>1604216</text:p>
          </table:table-cell>
          <table:table-cell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P87</text:p>
          </table:table-cell>
          <table:table-cell office:value-type="float" office:value="39500006" calcext:value-type="float">
            <text:p>39500006</text:p>
          </table:table-cell>
          <table:table-cell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P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P89</text:p>
          </table:table-cell>
          <table:table-cell office:value-type="float" office:value="1604218" calcext:value-type="float">
            <text:p>1604218</text:p>
          </table:table-cell>
          <table:table-cell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P90</text:p>
          </table:table-cell>
          <table:table-cell office:value-type="float" office:value="1604214" calcext:value-type="float">
            <text:p>1604214</text:p>
          </table:table-cell>
          <table:table-cell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P91</text:p>
          </table:table-cell>
          <table:table-cell office:value-type="float" office:value="1604213" calcext:value-type="float">
            <text:p>1604213</text:p>
          </table:table-cell>
          <table:table-cell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P92</text:p>
          </table:table-cell>
          <table:table-cell office:value-type="float" office:value="1604215" calcext:value-type="float">
            <text:p>1604215</text:p>
          </table:table-cell>
          <table:table-cell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P93</text:p>
          </table:table-cell>
          <table:table-cell office:value-type="float" office:value="1604217" calcext:value-type="float">
            <text:p>1604217</text:p>
          </table:table-cell>
          <table:table-cell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P94</text:p>
          </table:table-cell>
          <table:table-cell office:value-type="float" office:value="1604212" calcext:value-type="float">
            <text:p>1604212</text:p>
          </table:table-cell>
          <table:table-cell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P95</text:p>
          </table:table-cell>
          <table:table-cell office:value-type="float" office:value="39500001" calcext:value-type="float">
            <text:p>39500001</text:p>
          </table:table-cell>
          <table:table-cell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P96</text:p>
          </table:table-cell>
          <table:table-cell office:value-type="float" office:value="1604211" calcext:value-type="float">
            <text:p>1604211</text:p>
          </table:table-cell>
          <table:table-cell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P97</text:p>
          </table:table-cell>
          <table:table-cell office:value-type="float" office:value="1603886" calcext:value-type="float">
            <text:p>1603886</text:p>
          </table:table-cell>
          <table:table-cell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P98</text:p>
          </table:table-cell>
          <table:table-cell office:value-type="float" office:value="1603889" calcext:value-type="float">
            <text:p>1603889</text:p>
          </table:table-cell>
          <table:table-cell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P99</text:p>
          </table:table-cell>
          <table:table-cell office:value-type="float" office:value="1604434" calcext:value-type="float">
            <text:p>1604434</text:p>
          </table:table-cell>
          <table:table-cell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P100</text:p>
          </table:table-cell>
          <table:table-cell office:value-type="float" office:value="1604432" calcext:value-type="float">
            <text:p>1604432</text:p>
          </table:table-cell>
          <table:table-cell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P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P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P1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P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P105</text:p>
          </table:table-cell>
          <table:table-cell office:value-type="float" office:value="1604440" calcext:value-type="float">
            <text:p>1604440</text:p>
          </table:table-cell>
          <table:table-cell/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P106</text:p>
          </table:table-cell>
          <table:table-cell office:value-type="float" office:value="1604439" calcext:value-type="float">
            <text:p>1604439</text:p>
          </table:table-cell>
          <table:table-cell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P107</text:p>
          </table:table-cell>
          <table:table-cell office:value-type="float" office:value="1603885" calcext:value-type="float">
            <text:p>1603885</text:p>
          </table:table-cell>
          <table:table-cell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P108</text:p>
          </table:table-cell>
          <table:table-cell office:value-type="float" office:value="1603884" calcext:value-type="float">
            <text:p>1603884</text:p>
          </table:table-cell>
          <table:table-cell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P109</text:p>
          </table:table-cell>
          <table:table-cell office:value-type="float" office:value="1603882" calcext:value-type="float">
            <text:p>1603882</text:p>
          </table:table-cell>
          <table:table-cell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P110</text:p>
          </table:table-cell>
          <table:table-cell office:value-type="float" office:value="1603987" calcext:value-type="float">
            <text:p>1603987</text:p>
          </table:table-cell>
          <table:table-cell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P111</text:p>
          </table:table-cell>
          <table:table-cell office:value-type="float" office:value="1604436" calcext:value-type="float">
            <text:p>1604436</text:p>
          </table:table-cell>
          <table:table-cell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P112</text:p>
          </table:table-cell>
          <table:table-cell office:value-type="float" office:value="1603888" calcext:value-type="float">
            <text:p>1603888</text:p>
          </table:table-cell>
          <table:table-cell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P1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P1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P1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P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P117</text:p>
          </table:table-cell>
          <table:table-cell office:value-type="float" office:value="1604283" calcext:value-type="float">
            <text:p>1604283</text:p>
          </table:table-cell>
          <table:table-cell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P118</text:p>
          </table:table-cell>
          <table:table-cell office:value-type="float" office:value="1604120" calcext:value-type="float">
            <text:p>1604120</text:p>
          </table:table-cell>
          <table:table-cell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P119</text:p>
          </table:table-cell>
          <table:table-cell office:value-type="float" office:value="1604290" calcext:value-type="float">
            <text:p>1604290</text:p>
          </table:table-cell>
          <table:table-cell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P120</text:p>
          </table:table-cell>
          <table:table-cell office:value-type="float" office:value="1604116" calcext:value-type="float">
            <text:p>1604116</text:p>
          </table:table-cell>
          <table:table-cell/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P1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P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P1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P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P125</text:p>
          </table:table-cell>
          <table:table-cell office:value-type="float" office:value="1604285" calcext:value-type="float">
            <text:p>1604285</text:p>
          </table:table-cell>
          <table:table-cell/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P126</text:p>
          </table:table-cell>
          <table:table-cell office:value-type="float" office:value="1604287" calcext:value-type="float">
            <text:p>1604287</text:p>
          </table:table-cell>
          <table:table-cell/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P127</text:p>
          </table:table-cell>
          <table:table-cell office:value-type="float" office:value="1604286" calcext:value-type="float">
            <text:p>1604286</text:p>
          </table:table-cell>
          <table:table-cell/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string" calcext:value-type="string">
            <text:p>P128</text:p>
          </table:table-cell>
          <table:table-cell office:value-type="float" office:value="1604281" calcext:value-type="float">
            <text:p>1604281</text:p>
          </table:table-cell>
          <table:table-cell/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P129</text:p>
          </table:table-cell>
          <table:table-cell office:value-type="float" office:value="1602226" calcext:value-type="float">
            <text:p>1602226</text:p>
          </table:table-cell>
          <table:table-cell/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P130</text:p>
          </table:table-cell>
          <table:table-cell office:value-type="float" office:value="28500212" calcext:value-type="float">
            <text:p>28500212</text:p>
          </table:table-cell>
          <table:table-cell/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string" calcext:value-type="string">
            <text:p>P131</text:p>
          </table:table-cell>
          <table:table-cell office:value-type="float" office:value="1602223" calcext:value-type="float">
            <text:p>1602223</text:p>
          </table:table-cell>
          <table:table-cell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P132</text:p>
          </table:table-cell>
          <table:table-cell office:value-type="float" office:value="1604408" calcext:value-type="float">
            <text:p>1604408</text:p>
          </table:table-cell>
          <table:table-cell/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P133</text:p>
          </table:table-cell>
          <table:table-cell office:value-type="float" office:value="1602221" calcext:value-type="float">
            <text:p>1602221</text:p>
          </table:table-cell>
          <table:table-cell/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P134</text:p>
          </table:table-cell>
          <table:table-cell office:value-type="float" office:value="1602230" calcext:value-type="float">
            <text:p>1602230</text:p>
          </table:table-cell>
          <table:table-cell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P135</text:p>
          </table:table-cell>
          <table:table-cell office:value-type="float" office:value="1602798" calcext:value-type="float">
            <text:p>1602798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P136</text:p>
          </table:table-cell>
          <table:table-cell office:value-type="float" office:value="1602222" calcext:value-type="float">
            <text:p>1602222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P137</text:p>
          </table:table-cell>
          <table:table-cell office:value-type="float" office:value="1602797" calcext:value-type="float">
            <text:p>1602797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P138</text:p>
          </table:table-cell>
          <table:table-cell office:value-type="float" office:value="1602225" calcext:value-type="float">
            <text:p>1602225</text:p>
          </table:table-cell>
          <table:table-cell/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P139</text:p>
          </table:table-cell>
          <table:table-cell office:value-type="float" office:value="1609796" calcext:value-type="float">
            <text:p>1609796</text:p>
          </table:table-cell>
          <table:table-cell/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P140</text:p>
          </table:table-cell>
          <table:table-cell office:value-type="float" office:value="1602228" calcext:value-type="float">
            <text:p>1602228</text:p>
          </table:table-cell>
          <table:table-cell/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string" calcext:value-type="string">
            <text:p>P141</text:p>
          </table:table-cell>
          <table:table-cell office:value-type="float" office:value="1602227" calcext:value-type="float">
            <text:p>1602227</text:p>
          </table:table-cell>
          <table:table-cell/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P142</text:p>
          </table:table-cell>
          <table:table-cell office:value-type="float" office:value="1602229" calcext:value-type="float">
            <text:p>1602229</text:p>
          </table:table-cell>
          <table:table-cell/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P143</text:p>
          </table:table-cell>
          <table:table-cell office:value-type="float" office:value="1602224" calcext:value-type="float">
            <text:p>1602224</text:p>
          </table:table-cell>
          <table:table-cell/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P144</text:p>
          </table:table-cell>
          <table:table-cell office:value-type="float" office:value="1603799" calcext:value-type="float">
            <text:p>1603799</text:p>
          </table:table-cell>
          <table:table-cell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P145</text:p>
          </table:table-cell>
          <table:table-cell office:value-type="float" office:value="28500218" calcext:value-type="float">
            <text:p>28500218</text:p>
          </table:table-cell>
          <table:table-cell/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P146</text:p>
          </table:table-cell>
          <table:table-cell office:value-type="float" office:value="1603715" calcext:value-type="float">
            <text:p>1603715</text:p>
          </table:table-cell>
          <table:table-cell/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P147</text:p>
          </table:table-cell>
          <table:table-cell office:value-type="float" office:value="1603718" calcext:value-type="float">
            <text:p>1603718</text:p>
          </table:table-cell>
          <table:table-cell/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P148</text:p>
          </table:table-cell>
          <table:table-cell office:value-type="float" office:value="1603714" calcext:value-type="float">
            <text:p>1603714</text:p>
          </table:table-cell>
          <table:table-cell/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P149</text:p>
          </table:table-cell>
          <table:table-cell office:value-type="float" office:value="1603717" calcext:value-type="float">
            <text:p>1603717</text:p>
          </table:table-cell>
          <table:table-cell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P150</text:p>
          </table:table-cell>
          <table:table-cell office:value-type="float" office:value="1603716" calcext:value-type="float">
            <text:p>1603716</text:p>
          </table:table-cell>
          <table:table-cell/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string" calcext:value-type="string">
            <text:p>P151</text:p>
          </table:table-cell>
          <table:table-cell office:value-type="float" office:value="1603720" calcext:value-type="float">
            <text:p>1603720</text:p>
          </table:table-cell>
          <table:table-cell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P152</text:p>
          </table:table-cell>
          <table:table-cell office:value-type="float" office:value="1603719" calcext:value-type="float">
            <text:p>1603719</text:p>
          </table:table-cell>
          <table:table-cell/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P153</text:p>
          </table:table-cell>
          <table:table-cell office:value-type="float" office:value="28500219" calcext:value-type="float">
            <text:p>28500219</text:p>
          </table:table-cell>
          <table:table-cell/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P154</text:p>
          </table:table-cell>
          <table:table-cell office:value-type="float" office:value="28500215" calcext:value-type="float">
            <text:p>28500215</text:p>
          </table:table-cell>
          <table:table-cell/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P155</text:p>
          </table:table-cell>
          <table:table-cell office:value-type="float" office:value="28500217" calcext:value-type="float">
            <text:p>28500217</text:p>
          </table:table-cell>
          <table:table-cell/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P156</text:p>
          </table:table-cell>
          <table:table-cell office:value-type="float" office:value="28500211" calcext:value-type="float">
            <text:p>28500211</text:p>
          </table:table-cell>
          <table:table-cell/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P157</text:p>
          </table:table-cell>
          <table:table-cell office:value-type="float" office:value="1603712" calcext:value-type="float">
            <text:p>1603712</text:p>
          </table:table-cell>
          <table:table-cell/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P158</text:p>
          </table:table-cell>
          <table:table-cell office:value-type="float" office:value="1603713" calcext:value-type="float">
            <text:p>1603713</text:p>
          </table:table-cell>
          <table:table-cell/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P159</text:p>
          </table:table-cell>
          <table:table-cell office:value-type="float" office:value="1603711" calcext:value-type="float">
            <text:p>1603711</text:p>
          </table:table-cell>
          <table:table-cell/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P160</text:p>
          </table:table-cell>
          <table:table-cell office:value-type="float" office:value="28500214" calcext:value-type="float">
            <text:p>28500214</text:p>
          </table:table-cell>
          <table:table-cell/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P161</text:p>
          </table:table-cell>
          <table:table-cell office:value-type="float" office:value="1604268" calcext:value-type="float">
            <text:p>1604268</text:p>
          </table:table-cell>
          <table:table-cell/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P162</text:p>
          </table:table-cell>
          <table:table-cell office:value-type="float" office:value="1604362" calcext:value-type="float">
            <text:p>1604362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P163</text:p>
          </table:table-cell>
          <table:table-cell office:value-type="float" office:value="1604265" calcext:value-type="float">
            <text:p>1604265</text:p>
          </table:table-cell>
          <table:table-cell/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P164</text:p>
          </table:table-cell>
          <table:table-cell office:value-type="float" office:value="1604263" calcext:value-type="float">
            <text:p>1604263</text:p>
          </table:table-cell>
          <table:table-cell/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P165</text:p>
          </table:table-cell>
          <table:table-cell office:value-type="float" office:value="28500216" calcext:value-type="float">
            <text:p>28500216</text:p>
          </table:table-cell>
          <table:table-cell/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P166</text:p>
          </table:table-cell>
          <table:table-cell office:value-type="float" office:value="1604267" calcext:value-type="float">
            <text:p>1604267</text:p>
          </table:table-cell>
          <table:table-cell/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P167</text:p>
          </table:table-cell>
          <table:table-cell office:value-type="float" office:value="28500213" calcext:value-type="float">
            <text:p>28500213</text:p>
          </table:table-cell>
          <table:table-cell/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P168</text:p>
          </table:table-cell>
          <table:table-cell office:value-type="float" office:value="1604467" calcext:value-type="float">
            <text:p>1604467</text:p>
          </table:table-cell>
          <table:table-cell/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P169</text:p>
          </table:table-cell>
          <table:table-cell office:value-type="float" office:value="1604466" calcext:value-type="float">
            <text:p>1604466</text:p>
          </table:table-cell>
          <table:table-cell/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P170</text:p>
          </table:table-cell>
          <table:table-cell office:value-type="float" office:value="1604266" calcext:value-type="float">
            <text:p>1604266</text:p>
          </table:table-cell>
          <table:table-cell/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P171</text:p>
          </table:table-cell>
          <table:table-cell office:value-type="float" office:value="28500220" calcext:value-type="float">
            <text:p>28500220</text:p>
          </table:table-cell>
          <table:table-cell/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P172</text:p>
          </table:table-cell>
          <table:table-cell office:value-type="float" office:value="1604468" calcext:value-type="float">
            <text:p>1604468</text:p>
          </table:table-cell>
          <table:table-cell/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P173</text:p>
          </table:table-cell>
          <table:table-cell office:value-type="float" office:value="1604770" calcext:value-type="float">
            <text:p>1604770</text:p>
          </table:table-cell>
          <table:table-cell/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P174</text:p>
          </table:table-cell>
          <table:table-cell office:value-type="float" office:value="1604269" calcext:value-type="float">
            <text:p>1604269</text:p>
          </table:table-cell>
          <table:table-cell/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P175</text:p>
          </table:table-cell>
          <table:table-cell office:value-type="float" office:value="1604261" calcext:value-type="float">
            <text:p>1604261</text:p>
          </table:table-cell>
          <table:table-cell/>
        </table:table-row>
        <table:table-row table:style-name="ro3">
          <table:table-cell office:value-type="float" office:value="176" calcext:value-type="float">
            <text:p>176</text:p>
          </table:table-cell>
          <table:table-cell office:value-type="string" calcext:value-type="string">
            <text:p>P176</text:p>
          </table:table-cell>
          <table:table-cell office:value-type="float" office:value="1604264" calcext:value-type="float">
            <text:p>1604264</text:p>
          </table:table-cell>
          <table:table-cell/>
        </table:table-row>
        <table:table-row table:style-name="ro3">
          <table:table-cell office:value-type="float" office:value="177" calcext:value-type="float">
            <text:p>177</text:p>
          </table:table-cell>
          <table:table-cell office:value-type="string" calcext:value-type="string">
            <text:p>P177</text:p>
          </table:table-cell>
          <table:table-cell office:value-type="float" office:value="28500971" calcext:value-type="float">
            <text:p>28500971</text:p>
          </table:table-cell>
          <table:table-cell/>
        </table:table-row>
        <table:table-row table:style-name="ro3">
          <table:table-cell office:value-type="float" office:value="178" calcext:value-type="float">
            <text:p>178</text:p>
          </table:table-cell>
          <table:table-cell office:value-type="string" calcext:value-type="string">
            <text:p>P178</text:p>
          </table:table-cell>
          <table:table-cell office:value-type="float" office:value="1602296" calcext:value-type="float">
            <text:p>1602296</text:p>
          </table:table-cell>
          <table:table-cell/>
        </table:table-row>
        <table:table-row table:style-name="ro3">
          <table:table-cell office:value-type="float" office:value="179" calcext:value-type="float">
            <text:p>179</text:p>
          </table:table-cell>
          <table:table-cell office:value-type="string" calcext:value-type="string">
            <text:p>P179</text:p>
          </table:table-cell>
          <table:table-cell office:value-type="float" office:value="28500928" calcext:value-type="float">
            <text:p>28500928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180" calcext:value-type="float">
            <text:p>180</text:p>
          </table:table-cell>
          <table:table-cell office:value-type="string" calcext:value-type="string">
            <text:p>P180</text:p>
          </table:table-cell>
          <table:table-cell office:value-type="float" office:value="1602293" calcext:value-type="float">
            <text:p>1602293</text:p>
          </table:table-cell>
          <table:table-cell/>
        </table:table-row>
        <table:table-row table:style-name="ro3">
          <table:table-cell office:value-type="float" office:value="181" calcext:value-type="float">
            <text:p>181</text:p>
          </table:table-cell>
          <table:table-cell office:value-type="string" calcext:value-type="string">
            <text:p>P181</text:p>
          </table:table-cell>
          <table:table-cell office:value-type="float" office:value="28500975" calcext:value-type="float">
            <text:p>28500975</text:p>
          </table:table-cell>
          <table:table-cell/>
        </table:table-row>
        <table:table-row table:style-name="ro3">
          <table:table-cell office:value-type="float" office:value="182" calcext:value-type="float">
            <text:p>182</text:p>
          </table:table-cell>
          <table:table-cell office:value-type="string" calcext:value-type="string">
            <text:p>P182</text:p>
          </table:table-cell>
          <table:table-cell office:value-type="float" office:value="1602293" calcext:value-type="float">
            <text:p>1602293</text:p>
          </table:table-cell>
          <table:table-cell/>
        </table:table-row>
        <table:table-row table:style-name="ro3">
          <table:table-cell office:value-type="float" office:value="183" calcext:value-type="float">
            <text:p>183</text:p>
          </table:table-cell>
          <table:table-cell office:value-type="string" calcext:value-type="string">
            <text:p>P183</text:p>
          </table:table-cell>
          <table:table-cell office:value-type="float" office:value="28500972" calcext:value-type="float">
            <text:p>28500972</text:p>
          </table:table-cell>
          <table:table-cell/>
        </table:table-row>
        <table:table-row table:style-name="ro3">
          <table:table-cell office:value-type="float" office:value="184" calcext:value-type="float">
            <text:p>184</text:p>
          </table:table-cell>
          <table:table-cell office:value-type="string" calcext:value-type="string">
            <text:p>P184</text:p>
          </table:table-cell>
          <table:table-cell office:value-type="float" office:value="1602291" calcext:value-type="float">
            <text:p>1602291</text:p>
          </table:table-cell>
          <table:table-cell/>
        </table:table-row>
        <table:table-row table:style-name="ro3">
          <table:table-cell office:value-type="float" office:value="185" calcext:value-type="float">
            <text:p>185</text:p>
          </table:table-cell>
          <table:table-cell office:value-type="string" calcext:value-type="string">
            <text:p>P185</text:p>
          </table:table-cell>
          <table:table-cell office:value-type="float" office:value="28500979" calcext:value-type="float">
            <text:p>28500979</text:p>
          </table:table-cell>
          <table:table-cell/>
        </table:table-row>
        <table:table-row table:style-name="ro3">
          <table:table-cell office:value-type="float" office:value="186" calcext:value-type="float">
            <text:p>186</text:p>
          </table:table-cell>
          <table:table-cell office:value-type="string" calcext:value-type="string">
            <text:p>P186</text:p>
          </table:table-cell>
          <table:table-cell office:value-type="float" office:value="28500980" calcext:value-type="float">
            <text:p>28500980</text:p>
          </table:table-cell>
          <table:table-cell/>
        </table:table-row>
        <table:table-row table:style-name="ro3">
          <table:table-cell office:value-type="float" office:value="187" calcext:value-type="float">
            <text:p>187</text:p>
          </table:table-cell>
          <table:table-cell office:value-type="string" calcext:value-type="string">
            <text:p>P187</text:p>
          </table:table-cell>
          <table:table-cell office:value-type="float" office:value="28500974" calcext:value-type="float">
            <text:p>28500974</text:p>
          </table:table-cell>
          <table:table-cell/>
        </table:table-row>
        <table:table-row table:style-name="ro3">
          <table:table-cell office:value-type="float" office:value="188" calcext:value-type="float">
            <text:p>188</text:p>
          </table:table-cell>
          <table:table-cell office:value-type="string" calcext:value-type="string">
            <text:p>P188</text:p>
          </table:table-cell>
          <table:table-cell office:value-type="float" office:value="28500975" calcext:value-type="float">
            <text:p>28500975</text:p>
          </table:table-cell>
          <table:table-cell/>
        </table:table-row>
        <table:table-row table:style-name="ro3">
          <table:table-cell office:value-type="float" office:value="189" calcext:value-type="float">
            <text:p>189</text:p>
          </table:table-cell>
          <table:table-cell office:value-type="string" calcext:value-type="string">
            <text:p>P189</text:p>
          </table:table-cell>
          <table:table-cell office:value-type="float" office:value="1602295" calcext:value-type="float">
            <text:p>1602295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190" calcext:value-type="float">
            <text:p>190</text:p>
          </table:table-cell>
          <table:table-cell office:value-type="string" calcext:value-type="string">
            <text:p>P190</text:p>
          </table:table-cell>
          <table:table-cell office:value-type="float" office:value="1602292" calcext:value-type="float">
            <text:p>1602292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191" calcext:value-type="float">
            <text:p>191</text:p>
          </table:table-cell>
          <table:table-cell office:value-type="string" calcext:value-type="string">
            <text:p>P191</text:p>
          </table:table-cell>
          <table:table-cell office:value-type="float" office:value="28500973" calcext:value-type="float">
            <text:p>28500973</text:p>
          </table:table-cell>
          <table:table-cell/>
        </table:table-row>
        <table:table-row table:style-name="ro3">
          <table:table-cell office:value-type="float" office:value="192" calcext:value-type="float">
            <text:p>192</text:p>
          </table:table-cell>
          <table:table-cell office:value-type="string" calcext:value-type="string">
            <text:p>P192</text:p>
          </table:table-cell>
          <table:table-cell office:value-type="float" office:value="28500977" calcext:value-type="float">
            <text:p>28500977</text:p>
          </table:table-cell>
          <table:table-cell/>
        </table:table-row>
        <table:table-row table:style-name="ro3">
          <table:table-cell office:value-type="float" office:value="193" calcext:value-type="float">
            <text:p>193</text:p>
          </table:table-cell>
          <table:table-cell office:value-type="string" calcext:value-type="string">
            <text:p>P193</text:p>
          </table:table-cell>
          <table:table-cell office:value-type="float" office:value="1603869" calcext:value-type="float">
            <text:p>1603869</text:p>
          </table:table-cell>
          <table:table-cell/>
        </table:table-row>
        <table:table-row table:style-name="ro3">
          <table:table-cell office:value-type="float" office:value="194" calcext:value-type="float">
            <text:p>194</text:p>
          </table:table-cell>
          <table:table-cell office:value-type="string" calcext:value-type="string">
            <text:p>P194</text:p>
          </table:table-cell>
          <table:table-cell office:value-type="float" office:value="28500044" calcext:value-type="float">
            <text:p>28500044</text:p>
          </table:table-cell>
          <table:table-cell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string" calcext:value-type="string">
            <text:p>P195</text:p>
          </table:table-cell>
          <table:table-cell office:value-type="float" office:value="28500042" calcext:value-type="float">
            <text:p>28500042</text:p>
          </table:table-cell>
          <table:table-cell/>
        </table:table-row>
        <table:table-row table:style-name="ro3">
          <table:table-cell office:value-type="float" office:value="196" calcext:value-type="float">
            <text:p>196</text:p>
          </table:table-cell>
          <table:table-cell office:value-type="string" calcext:value-type="string">
            <text:p>P196</text:p>
          </table:table-cell>
          <table:table-cell office:value-type="float" office:value="1603864" calcext:value-type="float">
            <text:p>1603864</text:p>
          </table:table-cell>
          <table:table-cell/>
        </table:table-row>
        <table:table-row table:style-name="ro3">
          <table:table-cell office:value-type="float" office:value="197" calcext:value-type="float">
            <text:p>197</text:p>
          </table:table-cell>
          <table:table-cell office:value-type="string" calcext:value-type="string">
            <text:p>P197</text:p>
          </table:table-cell>
          <table:table-cell office:value-type="float" office:value="1603861" calcext:value-type="float">
            <text:p>1603861</text:p>
          </table:table-cell>
          <table:table-cell/>
        </table:table-row>
        <table:table-row table:style-name="ro3">
          <table:table-cell office:value-type="float" office:value="198" calcext:value-type="float">
            <text:p>198</text:p>
          </table:table-cell>
          <table:table-cell office:value-type="string" calcext:value-type="string">
            <text:p>P198</text:p>
          </table:table-cell>
          <table:table-cell office:value-type="float" office:value="28500046" calcext:value-type="float">
            <text:p>28500046</text:p>
          </table:table-cell>
          <table:table-cell/>
        </table:table-row>
        <table:table-row table:style-name="ro3">
          <table:table-cell office:value-type="float" office:value="199" calcext:value-type="float">
            <text:p>199</text:p>
          </table:table-cell>
          <table:table-cell office:value-type="string" calcext:value-type="string">
            <text:p>P199</text:p>
          </table:table-cell>
          <table:table-cell office:value-type="float" office:value="28500082" calcext:value-type="float">
            <text:p>28500082</text:p>
          </table:table-cell>
          <table:table-cell/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string" calcext:value-type="string">
            <text:p>P200</text:p>
          </table:table-cell>
          <table:table-cell office:value-type="float" office:value="1603863" calcext:value-type="float">
            <text:p>1603863</text:p>
          </table:table-cell>
          <table:table-cell/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string" calcext:value-type="string">
            <text:p>P201</text:p>
          </table:table-cell>
          <table:table-cell office:value-type="float" office:value="1603862" calcext:value-type="float">
            <text:p>1603862</text:p>
          </table:table-cell>
          <table:table-cell/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string" calcext:value-type="string">
            <text:p>P202</text:p>
          </table:table-cell>
          <table:table-cell office:value-type="float" office:value="39500816" calcext:value-type="float">
            <text:p>39500816</text:p>
          </table:table-cell>
          <table:table-cell/>
        </table:table-row>
        <table:table-row table:style-name="ro3">
          <table:table-cell office:value-type="float" office:value="203" calcext:value-type="float">
            <text:p>203</text:p>
          </table:table-cell>
          <table:table-cell office:value-type="string" calcext:value-type="string">
            <text:p>P203</text:p>
          </table:table-cell>
          <table:table-cell office:value-type="float" office:value="28500049" calcext:value-type="float">
            <text:p>28500049</text:p>
          </table:table-cell>
          <table:table-cell/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string" calcext:value-type="string">
            <text:p>P204</text:p>
          </table:table-cell>
          <table:table-cell office:value-type="float" office:value="1603866" calcext:value-type="float">
            <text:p>1603866</text:p>
          </table:table-cell>
          <table:table-cell/>
        </table:table-row>
        <table:table-row table:style-name="ro3">
          <table:table-cell office:value-type="float" office:value="205" calcext:value-type="float">
            <text:p>205</text:p>
          </table:table-cell>
          <table:table-cell office:value-type="string" calcext:value-type="string">
            <text:p>P205</text:p>
          </table:table-cell>
          <table:table-cell office:value-type="float" office:value="1604219" calcext:value-type="float">
            <text:p>1604219</text:p>
          </table:table-cell>
          <table:table-cell/>
        </table:table-row>
        <table:table-row table:style-name="ro3">
          <table:table-cell office:value-type="float" office:value="206" calcext:value-type="float">
            <text:p>206</text:p>
          </table:table-cell>
          <table:table-cell office:value-type="string" calcext:value-type="string">
            <text:p>P206</text:p>
          </table:table-cell>
          <table:table-cell office:value-type="float" office:value="39500819" calcext:value-type="float">
            <text:p>39500819</text:p>
          </table:table-cell>
          <table:table-cell/>
        </table:table-row>
        <table:table-row table:style-name="ro3">
          <table:table-cell office:value-type="float" office:value="207" calcext:value-type="float">
            <text:p>207</text:p>
          </table:table-cell>
          <table:table-cell office:value-type="string" calcext:value-type="string">
            <text:p>P207</text:p>
          </table:table-cell>
          <table:table-cell office:value-type="float" office:value="39500811" calcext:value-type="float">
            <text:p>39500811</text:p>
          </table:table-cell>
          <table:table-cell/>
        </table:table-row>
        <table:table-row table:style-name="ro3">
          <table:table-cell office:value-type="float" office:value="208" calcext:value-type="float">
            <text:p>208</text:p>
          </table:table-cell>
          <table:table-cell office:value-type="string" calcext:value-type="string">
            <text:p>P208</text:p>
          </table:table-cell>
          <table:table-cell office:value-type="float" office:value="1602297" calcext:value-type="float">
            <text:p>1602297</text:p>
          </table:table-cell>
          <table:table-cell/>
        </table:table-row>
        <table:table-row table:style-name="ro3">
          <table:table-cell office:value-type="float" office:value="209" calcext:value-type="float">
            <text:p>209</text:p>
          </table:table-cell>
          <table:table-cell office:value-type="string" calcext:value-type="string">
            <text:p>P209</text:p>
          </table:table-cell>
          <table:table-cell office:value-type="float" office:value="1602298" calcext:value-type="float">
            <text:p>1602298</text:p>
          </table:table-cell>
          <table:table-cell/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string" calcext:value-type="string">
            <text:p>P210</text:p>
          </table:table-cell>
          <table:table-cell office:value-type="float" office:value="28500041" calcext:value-type="float">
            <text:p>28500041</text:p>
          </table:table-cell>
          <table:table-cell/>
        </table:table-row>
        <table:table-row table:style-name="ro3">
          <table:table-cell office:value-type="float" office:value="211" calcext:value-type="float">
            <text:p>211</text:p>
          </table:table-cell>
          <table:table-cell office:value-type="string" calcext:value-type="string">
            <text:p>P211</text:p>
          </table:table-cell>
          <table:table-cell office:value-type="float" office:value="39500818" calcext:value-type="float">
            <text:p>39500818</text:p>
          </table:table-cell>
          <table:table-cell/>
        </table:table-row>
        <table:table-row table:style-name="ro3">
          <table:table-cell office:value-type="float" office:value="212" calcext:value-type="float">
            <text:p>212</text:p>
          </table:table-cell>
          <table:table-cell office:value-type="string" calcext:value-type="string">
            <text:p>P212</text:p>
          </table:table-cell>
          <table:table-cell office:value-type="float" office:value="1603849" calcext:value-type="float">
            <text:p>1603849</text:p>
          </table:table-cell>
          <table:table-cell/>
        </table:table-row>
        <table:table-row table:style-name="ro3">
          <table:table-cell office:value-type="float" office:value="213" calcext:value-type="float">
            <text:p>213</text:p>
          </table:table-cell>
          <table:table-cell office:value-type="string" calcext:value-type="string">
            <text:p>P213</text:p>
          </table:table-cell>
          <table:table-cell office:value-type="float" office:value="1604220" calcext:value-type="float">
            <text:p>1604220</text:p>
          </table:table-cell>
          <table:table-cell/>
        </table:table-row>
        <table:table-row table:style-name="ro3">
          <table:table-cell office:value-type="float" office:value="214" calcext:value-type="float">
            <text:p>214</text:p>
          </table:table-cell>
          <table:table-cell office:value-type="string" calcext:value-type="string">
            <text:p>P214</text:p>
          </table:table-cell>
          <table:table-cell office:value-type="float" office:value="39500815" calcext:value-type="float">
            <text:p>39500815</text:p>
          </table:table-cell>
          <table:table-cell/>
        </table:table-row>
        <table:table-row table:style-name="ro3">
          <table:table-cell office:value-type="float" office:value="215" calcext:value-type="float">
            <text:p>215</text:p>
          </table:table-cell>
          <table:table-cell office:value-type="string" calcext:value-type="string">
            <text:p>P215</text:p>
          </table:table-cell>
          <table:table-cell office:value-type="float" office:value="39500820" calcext:value-type="float">
            <text:p>39500820</text:p>
          </table:table-cell>
          <table:table-cell/>
        </table:table-row>
        <table:table-row table:style-name="ro3">
          <table:table-cell office:value-type="float" office:value="216" calcext:value-type="float">
            <text:p>216</text:p>
          </table:table-cell>
          <table:table-cell office:value-type="string" calcext:value-type="string">
            <text:p>P216</text:p>
          </table:table-cell>
          <table:table-cell office:value-type="float" office:value="1604117" calcext:value-type="float">
            <text:p>1604117</text:p>
          </table:table-cell>
          <table:table-cell/>
        </table:table-row>
        <table:table-row table:style-name="ro3">
          <table:table-cell office:value-type="float" office:value="217" calcext:value-type="float">
            <text:p>217</text:p>
          </table:table-cell>
          <table:table-cell office:value-type="string" calcext:value-type="string">
            <text:p>P217</text:p>
          </table:table-cell>
          <table:table-cell office:value-type="float" office:value="1602299" calcext:value-type="float">
            <text:p>1602299</text:p>
          </table:table-cell>
          <table:table-cell/>
        </table:table-row>
        <table:table-row table:style-name="ro3">
          <table:table-cell office:value-type="float" office:value="218" calcext:value-type="float">
            <text:p>218</text:p>
          </table:table-cell>
          <table:table-cell office:value-type="string" calcext:value-type="string">
            <text:p>P218</text:p>
          </table:table-cell>
          <table:table-cell office:value-type="float" office:value="39500813" calcext:value-type="float">
            <text:p>39500813</text:p>
          </table:table-cell>
          <table:table-cell/>
        </table:table-row>
        <table:table-row table:style-name="ro3">
          <table:table-cell office:value-type="float" office:value="219" calcext:value-type="float">
            <text:p>219</text:p>
          </table:table-cell>
          <table:table-cell office:value-type="string" calcext:value-type="string">
            <text:p>P219</text:p>
          </table:table-cell>
          <table:table-cell office:value-type="float" office:value="39500817" calcext:value-type="float">
            <text:p>39500817</text:p>
          </table:table-cell>
          <table:table-cell/>
        </table:table-row>
        <table:table-row table:style-name="ro3">
          <table:table-cell office:value-type="float" office:value="220" calcext:value-type="float">
            <text:p>220</text:p>
          </table:table-cell>
          <table:table-cell office:value-type="string" calcext:value-type="string">
            <text:p>P220</text:p>
          </table:table-cell>
          <table:table-cell office:value-type="float" office:value="1602300" calcext:value-type="float">
            <text:p>1602300</text:p>
          </table:table-cell>
          <table:table-cell/>
        </table:table-row>
        <table:table-row table:style-name="ro3">
          <table:table-cell office:value-type="float" office:value="221" calcext:value-type="float">
            <text:p>221</text:p>
          </table:table-cell>
          <table:table-cell office:value-type="string" calcext:value-type="string">
            <text:p>P2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222" calcext:value-type="float">
            <text:p>222</text:p>
          </table:table-cell>
          <table:table-cell office:value-type="string" calcext:value-type="string">
            <text:p>P2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223" calcext:value-type="float">
            <text:p>223</text:p>
          </table:table-cell>
          <table:table-cell office:value-type="string" calcext:value-type="string">
            <text:p>P2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224" calcext:value-type="float">
            <text:p>224</text:p>
          </table:table-cell>
          <table:table-cell office:value-type="string" calcext:value-type="string">
            <text:p>P2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225" calcext:value-type="float">
            <text:p>225</text:p>
          </table:table-cell>
          <table:table-cell office:value-type="string" calcext:value-type="string">
            <text:p>P225</text:p>
          </table:table-cell>
          <table:table-cell office:value-type="float" office:value="39500517" calcext:value-type="float">
            <text:p>39500517</text:p>
          </table:table-cell>
          <table:table-cell/>
        </table:table-row>
        <table:table-row table:style-name="ro3">
          <table:table-cell office:value-type="float" office:value="226" calcext:value-type="float">
            <text:p>226</text:p>
          </table:table-cell>
          <table:table-cell office:value-type="string" calcext:value-type="string">
            <text:p>P226</text:p>
          </table:table-cell>
          <table:table-cell office:value-type="float" office:value="1604113" calcext:value-type="float">
            <text:p>1604113</text:p>
          </table:table-cell>
          <table:table-cell/>
        </table:table-row>
        <table:table-row table:style-name="ro3">
          <table:table-cell office:value-type="float" office:value="227" calcext:value-type="float">
            <text:p>227</text:p>
          </table:table-cell>
          <table:table-cell office:value-type="string" calcext:value-type="string">
            <text:p>P227</text:p>
          </table:table-cell>
          <table:table-cell office:value-type="float" office:value="1604114" calcext:value-type="float">
            <text:p>1604114</text:p>
          </table:table-cell>
          <table:table-cell/>
        </table:table-row>
        <table:table-row table:style-name="ro3">
          <table:table-cell office:value-type="float" office:value="228" calcext:value-type="float">
            <text:p>228</text:p>
          </table:table-cell>
          <table:table-cell office:value-type="string" calcext:value-type="string">
            <text:p>P228</text:p>
          </table:table-cell>
          <table:table-cell office:value-type="float" office:value="39500514" calcext:value-type="float">
            <text:p>39500514</text:p>
          </table:table-cell>
          <table:table-cell/>
        </table:table-row>
        <table:table-row table:style-name="ro3">
          <table:table-cell office:value-type="float" office:value="229" calcext:value-type="float">
            <text:p>229</text:p>
          </table:table-cell>
          <table:table-cell office:value-type="string" calcext:value-type="string">
            <text:p>P229</text:p>
          </table:table-cell>
          <table:table-cell office:value-type="float" office:value="1604111" calcext:value-type="float">
            <text:p>1604111</text:p>
          </table:table-cell>
          <table:table-cell/>
        </table:table-row>
        <table:table-row table:style-name="ro3">
          <table:table-cell office:value-type="float" office:value="230" calcext:value-type="float">
            <text:p>230</text:p>
          </table:table-cell>
          <table:table-cell office:value-type="string" calcext:value-type="string">
            <text:p>P230</text:p>
          </table:table-cell>
          <table:table-cell office:value-type="float" office:value="39500519" calcext:value-type="float">
            <text:p>39500519</text:p>
          </table:table-cell>
          <table:table-cell/>
        </table:table-row>
        <table:table-row table:style-name="ro3">
          <table:table-cell office:value-type="float" office:value="231" calcext:value-type="float">
            <text:p>231</text:p>
          </table:table-cell>
          <table:table-cell office:value-type="string" calcext:value-type="string">
            <text:p>P231</text:p>
          </table:table-cell>
          <table:table-cell office:value-type="float" office:value="39500515" calcext:value-type="float">
            <text:p>39500515</text:p>
          </table:table-cell>
          <table:table-cell/>
        </table:table-row>
        <table:table-row table:style-name="ro3">
          <table:table-cell office:value-type="float" office:value="232" calcext:value-type="float">
            <text:p>232</text:p>
          </table:table-cell>
          <table:table-cell office:value-type="string" calcext:value-type="string">
            <text:p>P232</text:p>
          </table:table-cell>
          <table:table-cell office:value-type="float" office:value="1604104" calcext:value-type="float">
            <text:p>1604104</text:p>
          </table:table-cell>
          <table:table-cell/>
        </table:table-row>
        <table:table-row table:style-name="ro3">
          <table:table-cell office:value-type="float" office:value="233" calcext:value-type="float">
            <text:p>233</text:p>
          </table:table-cell>
          <table:table-cell office:value-type="string" calcext:value-type="string">
            <text:p>P233</text:p>
          </table:table-cell>
          <table:table-cell office:value-type="float" office:value="1604119" calcext:value-type="float">
            <text:p>1604119</text:p>
          </table:table-cell>
          <table:table-cell/>
        </table:table-row>
        <table:table-row table:style-name="ro3">
          <table:table-cell office:value-type="float" office:value="234" calcext:value-type="float">
            <text:p>234</text:p>
          </table:table-cell>
          <table:table-cell office:value-type="string" calcext:value-type="string">
            <text:p>P234</text:p>
          </table:table-cell>
          <table:table-cell office:value-type="float" office:value="39500512" calcext:value-type="float">
            <text:p>39500512</text:p>
          </table:table-cell>
          <table:table-cell/>
        </table:table-row>
        <table:table-row table:style-name="ro3">
          <table:table-cell office:value-type="float" office:value="235" calcext:value-type="float">
            <text:p>235</text:p>
          </table:table-cell>
          <table:table-cell office:value-type="string" calcext:value-type="string">
            <text:p>P235</text:p>
          </table:table-cell>
          <table:table-cell office:value-type="float" office:value="39500812" calcext:value-type="float">
            <text:p>39500812</text:p>
          </table:table-cell>
          <table:table-cell/>
        </table:table-row>
        <table:table-row table:style-name="ro3">
          <table:table-cell office:value-type="float" office:value="236" calcext:value-type="float">
            <text:p>236</text:p>
          </table:table-cell>
          <table:table-cell office:value-type="string" calcext:value-type="string">
            <text:p>P236</text:p>
          </table:table-cell>
          <table:table-cell office:value-type="float" office:value="1604116" calcext:value-type="float">
            <text:p>1604116</text:p>
          </table:table-cell>
          <table:table-cell/>
        </table:table-row>
        <table:table-row table:style-name="ro3">
          <table:table-cell office:value-type="float" office:value="237" calcext:value-type="float">
            <text:p>237</text:p>
          </table:table-cell>
          <table:table-cell office:value-type="string" calcext:value-type="string">
            <text:p>P237</text:p>
          </table:table-cell>
          <table:table-cell office:value-type="float" office:value="1604110" calcext:value-type="float">
            <text:p>1604110</text:p>
          </table:table-cell>
          <table:table-cell/>
        </table:table-row>
        <table:table-row table:style-name="ro3">
          <table:table-cell office:value-type="float" office:value="238" calcext:value-type="float">
            <text:p>238</text:p>
          </table:table-cell>
          <table:table-cell office:value-type="string" calcext:value-type="string">
            <text:p>P238</text:p>
          </table:table-cell>
          <table:table-cell office:value-type="float" office:value="39500814" calcext:value-type="float">
            <text:p>39500814</text:p>
          </table:table-cell>
          <table:table-cell/>
        </table:table-row>
        <table:table-row table:style-name="ro3">
          <table:table-cell office:value-type="float" office:value="239" calcext:value-type="float">
            <text:p>239</text:p>
          </table:table-cell>
          <table:table-cell office:value-type="string" calcext:value-type="string">
            <text:p>P239</text:p>
          </table:table-cell>
          <table:table-cell office:value-type="float" office:value="28500045" calcext:value-type="float">
            <text:p>28500045</text:p>
          </table:table-cell>
          <table:table-cell/>
        </table:table-row>
        <table:table-row table:style-name="ro3">
          <table:table-cell office:value-type="float" office:value="240" calcext:value-type="float">
            <text:p>240</text:p>
          </table:table-cell>
          <table:table-cell office:value-type="string" calcext:value-type="string">
            <text:p>P240</text:p>
          </table:table-cell>
          <table:table-cell office:value-type="float" office:value="1604282" calcext:value-type="float">
            <text:p>1604282</text:p>
          </table:table-cell>
          <table:table-cell/>
        </table:table-row>
        <table:table-row table:style-name="ro3">
          <table:table-cell office:value-type="float" office:value="241" calcext:value-type="float">
            <text:p>241</text:p>
          </table:table-cell>
          <table:table-cell office:value-type="string" calcext:value-type="string">
            <text:p>P241</text:p>
          </table:table-cell>
          <table:table-cell office:value-type="float" office:value="1604103" calcext:value-type="float">
            <text:p>1604103</text:p>
          </table:table-cell>
          <table:table-cell/>
        </table:table-row>
        <table:table-row table:style-name="ro3">
          <table:table-cell office:value-type="float" office:value="242" calcext:value-type="float">
            <text:p>242</text:p>
          </table:table-cell>
          <table:table-cell office:value-type="string" calcext:value-type="string">
            <text:p>P242</text:p>
          </table:table-cell>
          <table:table-cell office:value-type="float" office:value="39500518" calcext:value-type="float">
            <text:p>39500518</text:p>
          </table:table-cell>
          <table:table-cell/>
        </table:table-row>
        <table:table-row table:style-name="ro3">
          <table:table-cell office:value-type="float" office:value="243" calcext:value-type="float">
            <text:p>243</text:p>
          </table:table-cell>
          <table:table-cell office:value-type="string" calcext:value-type="string">
            <text:p>P243</text:p>
          </table:table-cell>
          <table:table-cell office:value-type="float" office:value="28500043" calcext:value-type="float">
            <text:p>28500043</text:p>
          </table:table-cell>
          <table:table-cell/>
        </table:table-row>
        <table:table-row table:style-name="ro3">
          <table:table-cell office:value-type="float" office:value="244" calcext:value-type="float">
            <text:p>244</text:p>
          </table:table-cell>
          <table:table-cell office:value-type="string" calcext:value-type="string">
            <text:p>P244</text:p>
          </table:table-cell>
          <table:table-cell office:value-type="float" office:value="1604701" calcext:value-type="float">
            <text:p>1604701</text:p>
          </table:table-cell>
          <table:table-cell/>
        </table:table-row>
        <table:table-row table:style-name="ro3">
          <table:table-cell office:value-type="float" office:value="245" calcext:value-type="float">
            <text:p>245</text:p>
          </table:table-cell>
          <table:table-cell office:value-type="string" calcext:value-type="string">
            <text:p>P245</text:p>
          </table:table-cell>
          <table:table-cell office:value-type="float" office:value="1604106" calcext:value-type="float">
            <text:p>1604106</text:p>
          </table:table-cell>
          <table:table-cell/>
        </table:table-row>
        <table:table-row table:style-name="ro3">
          <table:table-cell office:value-type="float" office:value="246" calcext:value-type="float">
            <text:p>246</text:p>
          </table:table-cell>
          <table:table-cell office:value-type="string" calcext:value-type="string">
            <text:p>P246</text:p>
          </table:table-cell>
          <table:table-cell office:value-type="float" office:value="39500520" calcext:value-type="float">
            <text:p>39500520</text:p>
          </table:table-cell>
          <table:table-cell/>
        </table:table-row>
        <table:table-row table:style-name="ro3">
          <table:table-cell office:value-type="float" office:value="247" calcext:value-type="float">
            <text:p>247</text:p>
          </table:table-cell>
          <table:table-cell office:value-type="string" calcext:value-type="string">
            <text:p>P247</text:p>
          </table:table-cell>
          <table:table-cell office:value-type="float" office:value="39500513" calcext:value-type="float">
            <text:p>39500513</text:p>
          </table:table-cell>
          <table:table-cell/>
        </table:table-row>
        <table:table-row table:style-name="ro3">
          <table:table-cell office:value-type="float" office:value="248" calcext:value-type="float">
            <text:p>248</text:p>
          </table:table-cell>
          <table:table-cell office:value-type="string" calcext:value-type="string">
            <text:p>P248</text:p>
          </table:table-cell>
          <table:table-cell office:value-type="float" office:value="1603870" calcext:value-type="float">
            <text:p>1603870</text:p>
          </table:table-cell>
          <table:table-cell/>
        </table:table-row>
        <table:table-row table:style-name="ro3">
          <table:table-cell office:value-type="float" office:value="249" calcext:value-type="float">
            <text:p>249</text:p>
          </table:table-cell>
          <table:table-cell office:value-type="string" calcext:value-type="string">
            <text:p>P249</text:p>
          </table:table-cell>
          <table:table-cell office:value-type="float" office:value="1603865" calcext:value-type="float">
            <text:p>1603865</text:p>
          </table:table-cell>
          <table:table-cell/>
        </table:table-row>
        <table:table-row table:style-name="ro3">
          <table:table-cell office:value-type="float" office:value="250" calcext:value-type="float">
            <text:p>250</text:p>
          </table:table-cell>
          <table:table-cell office:value-type="string" calcext:value-type="string">
            <text:p>P250</text:p>
          </table:table-cell>
          <table:table-cell office:value-type="float" office:value="28500048" calcext:value-type="float">
            <text:p>28500048</text:p>
          </table:table-cell>
          <table:table-cell/>
        </table:table-row>
        <table:table-row table:style-name="ro3">
          <table:table-cell office:value-type="float" office:value="251" calcext:value-type="float">
            <text:p>251</text:p>
          </table:table-cell>
          <table:table-cell office:value-type="string" calcext:value-type="string">
            <text:p>P251</text:p>
          </table:table-cell>
          <table:table-cell office:value-type="float" office:value="28500050" calcext:value-type="float">
            <text:p>28500050</text:p>
          </table:table-cell>
          <table:table-cell/>
        </table:table-row>
        <table:table-row table:style-name="ro3">
          <table:table-cell office:value-type="float" office:value="252" calcext:value-type="float">
            <text:p>252</text:p>
          </table:table-cell>
          <table:table-cell office:value-type="string" calcext:value-type="string">
            <text:p>P252</text:p>
          </table:table-cell>
          <table:table-cell office:value-type="float" office:value="1604107" calcext:value-type="float">
            <text:p>1604107</text:p>
          </table:table-cell>
          <table:table-cell/>
        </table:table-row>
        <table:table-row table:style-name="ro3">
          <table:table-cell office:value-type="float" office:value="253" calcext:value-type="float">
            <text:p>253</text:p>
          </table:table-cell>
          <table:table-cell office:value-type="string" calcext:value-type="string">
            <text:p>P253</text:p>
          </table:table-cell>
          <table:table-cell office:value-type="float" office:value="1603868" calcext:value-type="float">
            <text:p>1603868</text:p>
          </table:table-cell>
          <table:table-cell/>
        </table:table-row>
        <table:table-row table:style-name="ro3">
          <table:table-cell office:value-type="float" office:value="254" calcext:value-type="float">
            <text:p>254</text:p>
          </table:table-cell>
          <table:table-cell office:value-type="string" calcext:value-type="string">
            <text:p>P254</text:p>
          </table:table-cell>
          <table:table-cell office:value-type="float" office:value="1604667" calcext:value-type="float">
            <text:p>1604667</text:p>
          </table:table-cell>
          <table:table-cell/>
        </table:table-row>
        <table:table-row table:style-name="ro3">
          <table:table-cell office:value-type="float" office:value="255" calcext:value-type="float">
            <text:p>255</text:p>
          </table:table-cell>
          <table:table-cell office:value-type="string" calcext:value-type="string">
            <text:p>P255</text:p>
          </table:table-cell>
          <table:table-cell office:value-type="float" office:value="1604115" calcext:value-type="float">
            <text:p>1604115</text:p>
          </table:table-cell>
          <table:table-cell/>
        </table:table-row>
        <table:table-row table:style-name="ro3">
          <table:table-cell office:value-type="float" office:value="256" calcext:value-type="float">
            <text:p>256</text:p>
          </table:table-cell>
          <table:table-cell office:value-type="string" calcext:value-type="string">
            <text:p>P256</text:p>
          </table:table-cell>
          <table:table-cell office:value-type="float" office:value="1604102" calcext:value-type="float">
            <text:p>1604102</text:p>
          </table:table-cell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1">00.00.0000</text:date>, <text:time style:data-style-name="N2" text:time-value="16:53:57.38260210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1:28:17.08</meta:creation-date>
    <meta:generator>LibreOffice/5.1.6.2$Linux_X86_64 LibreOffice_project/10m0$Build-2</meta:generator>
    <dc:date>2018-02-21T16:55:03.321584334</dc:date>
    <meta:editing-duration>PT1H3M54S</meta:editing-duration>
    <meta:editing-cycles>7</meta:editing-cycles>
    <meta:document-statistic meta:table-count="3" meta:cell-count="1580" meta:object-count="0"/>
  </office:meta>
</office:document-meta>
</file>